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9" style:family="table-cell" style:parent-style-name="Default" style:data-style-name="N125">
      <style:table-cell-properties fo:background-color="transparent"/>
      <style:text-properties fo:color="#000000"/>
    </style:style>
    <style:style style:name="ce52" style:family="table-cell" style:parent-style-name="Default" style:data-style-name="N125">
      <style:table-cell-properties fo:background-color="transparent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5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125"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5"/>
        <table:table-column table:style-name="co17" table:number-columns-repeated="31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20"/>
          <table:table-cell table:style-name="ce26" table:number-columns-repeated="4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6" table:number-columns-repeated="3"/>
          <table:table-cell table:style-name="ce72"/>
          <table:table-cell table:style-name="ce26" table:number-columns-repeated="31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6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Requir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26" office:value-type="string" calcext:value-type="string">
            <text:p>$ spent</text:p>
            <text:p>thus far</text:p>
          </table:table-cell>
          <table:table-cell table:style-name="ce72" office:value-type="string" calcext:value-type="string">
            <text:p>Additional</text:p>
            <text:p>parts to Order for n</text:p>
            <text:p>LiBCMs</text:p>
          </table:table-cell>
          <table:table-cell table:style-name="ce26" office:value-type="string" calcext:value-type="string">
            <text:p>Need more</text:p>
            <text:p>for QTY6 protos?</text:p>
          </table:table-cell>
          <table:table-cell table:style-name="ce26" table:number-columns-repeated="30"/>
          <table:table-cell table:number-columns-repeated="17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 table:number-columns-repeated="2"/>
          <table:table-cell table:style-name="ce20"/>
          <table:table-cell table:style-name="ce26"/>
          <table:table-cell table:style-name="ce57"/>
          <table:table-cell/>
          <table:table-cell table:style-name="ce41"/>
          <table:table-cell table:style-name="ce47" table:number-columns-repeated="2"/>
          <table:table-cell table:style-name="ce26" table:number-columns-repeated="3"/>
          <table:table-cell table:style-name="ce72"/>
          <table:table-cell table:style-name="ce26" table:number-columns-repeated="31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14.53" calcext:value-type="currency">
            <text:p>$14.530</text:p>
          </table:table-cell>
          <table:table-cell table:style-name="ce69" table:formula="of:=[.J4]*[.I4]" office:value-type="currency" office:currency="USD" office:value="14.53" calcext:value-type="currency">
            <text:p>$14.53</text:p>
          </table:table-cell>
          <table:table-cell table:style-name="ce69" table:formula="of:=[.K4]*[.L$1]" office:value-type="currency" office:currency="USD" office:value="1453" calcext:value-type="currency">
            <text:p>$1,453.00</text:p>
          </table:table-cell>
          <table:table-cell table:style-name="ce35" table:formula="of:=[.I4]*[.$L$1]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style-name="ce49" table:formula="of:=[.N4]*[.J4]" office:value-type="currency" office:currency="USD" office:value="726.5" calcext:value-type="currency">
            <text:p>$726.500</text:p>
          </table:table-cell>
          <table:table-cell table:formula="of:=MAX(0;([.M4]-[.N4]))" office:value-type="float" office:value="50" calcext:value-type="float">
            <text:p>50</text:p>
          </table:table-cell>
          <table:table-cell table:style-name="ce3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49" office:value-type="currency" office:currency="USD" office:value="0.003" calcext:value-type="currency">
            <text:p>$0.003</text:p>
          </table:table-cell>
          <table:table-cell table:style-name="ce69" table:formula="of:=[.J5]*[.I5]" office:value-type="currency" office:currency="USD" office:value="0.051" calcext:value-type="currency">
            <text:p>$0.05</text:p>
          </table:table-cell>
          <table:table-cell table:style-name="ce69" table:formula="of:=[.K5]*[.L$1]" office:value-type="currency" office:currency="USD" office:value="5.1" calcext:value-type="currency">
            <text:p>$5.10</text:p>
          </table:table-cell>
          <table:table-cell table:style-name="ce35" table:formula="of:=[.I5]*[.$L$1]" office:value-type="float" office:value="1700" calcext:value-type="float">
            <text:p>1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5]*[.J5]" office:value-type="currency" office:currency="USD" office:value="15" calcext:value-type="currency">
            <text:p>$15.000</text:p>
          </table:table-cell>
          <table:table-cell table:formula="of:=MAX(0;([.M5]-[.N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49" office:value-type="currency" office:currency="USD" office:value="0.03174" calcext:value-type="currency">
            <text:p>$0.032</text:p>
          </table:table-cell>
          <table:table-cell table:style-name="ce69" table:formula="of:=[.J6]*[.I6]" office:value-type="currency" office:currency="USD" office:value="1.93614" calcext:value-type="currency">
            <text:p>$1.94</text:p>
          </table:table-cell>
          <table:table-cell table:style-name="ce69" table:formula="of:=[.K6]*[.L$1]" office:value-type="currency" office:currency="USD" office:value="193.614" calcext:value-type="currency">
            <text:p>$193.61</text:p>
          </table:table-cell>
          <table:table-cell table:style-name="ce35" table:formula="of:=[.I6]*[.$L$1]" office:value-type="float" office:value="6100" calcext:value-type="float">
            <text:p>6100</text:p>
          </table:table-cell>
          <table:table-cell table:style-name="ce35" office:value-type="float" office:value="4300" calcext:value-type="float">
            <text:p>4300</text:p>
          </table:table-cell>
          <table:table-cell table:style-name="ce49" table:formula="of:=[.N6]*[.J6]" office:value-type="currency" office:currency="USD" office:value="136.482" calcext:value-type="currency">
            <text:p>$136.482</text:p>
          </table:table-cell>
          <table:table-cell table:formula="of:=MAX(0;([.M6]-[.N6]))" office:value-type="float" office:value="1800" calcext:value-type="float">
            <text:p>18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7]*[.I7]" office:value-type="currency" office:currency="USD" office:value="0.4" calcext:value-type="currency">
            <text:p>$0.40</text:p>
          </table:table-cell>
          <table:table-cell table:style-name="ce69" table:formula="of:=[.K7]*[.L$1]" office:value-type="currency" office:currency="USD" office:value="40" calcext:value-type="currency">
            <text:p>$40.00</text:p>
          </table:table-cell>
          <table:table-cell table:style-name="ce35" table:formula="of:=[.I7]*[.$L$1]" office:value-type="float" office:value="10000" calcext:value-type="float">
            <text:p>10000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49" table:formula="of:=[.N7]*[.J7]" office:value-type="currency" office:currency="USD" office:value="40" calcext:value-type="currency">
            <text:p>$40.000</text:p>
          </table:table-cell>
          <table:table-cell table:formula="of:=MAX(0;([.M7]-[.N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8]*[.I8]" office:value-type="currency" office:currency="USD" office:value="0.04" calcext:value-type="currency">
            <text:p>$0.04</text:p>
          </table:table-cell>
          <table:table-cell table:style-name="ce69" table:formula="of:=[.K8]*[.L$1]" office:value-type="currency" office:currency="USD" office:value="4" calcext:value-type="currency">
            <text:p>$4.00</text:p>
          </table:table-cell>
          <table:table-cell table:style-name="ce35" table:formula="of:=[.I8]*[.$L$1]" office:value-type="float" office:value="1000" calcext:value-type="float">
            <text:p>10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49" table:formula="of:=[.N8]*[.J8]" office:value-type="currency" office:currency="USD" office:value="8" calcext:value-type="currency">
            <text:p>$8.000</text:p>
          </table:table-cell>
          <table:table-cell table:formula="of:=MAX(0;([.M8]-[.N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9]*[.I9]" office:value-type="currency" office:currency="USD" office:value="0.344" calcext:value-type="currency">
            <text:p>$0.34</text:p>
          </table:table-cell>
          <table:table-cell table:style-name="ce69" table:formula="of:=[.K9]*[.L$1]" office:value-type="currency" office:currency="USD" office:value="34.4" calcext:value-type="currency">
            <text:p>$34.40</text:p>
          </table:table-cell>
          <table:table-cell table:style-name="ce35" table:formula="of:=[.I9]*[.$L$1]" office:value-type="float" office:value="8600" calcext:value-type="float">
            <text:p>86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9]*[.J9]" office:value-type="currency" office:currency="USD" office:value="20" calcext:value-type="currency">
            <text:p>$20.000</text:p>
          </table:table-cell>
          <table:table-cell table:formula="of:=MAX(0;([.M9]-[.N9]))" office:value-type="float" office:value="3600" calcext:value-type="float">
            <text:p>3600</text:p>
          </table:table-cell>
          <table:table-cell table:style-name="ce14" office:value-type="string" calcext:value-type="string">
            <text:p>QTY5000 on order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49" office:value-type="currency" office:currency="USD" office:value="0.00544" calcext:value-type="currency">
            <text:p>$0.005</text:p>
          </table:table-cell>
          <table:table-cell table:style-name="ce69" table:formula="of:=[.J10]*[.I10]" office:value-type="currency" office:currency="USD" office:value="0.07616" calcext:value-type="currency">
            <text:p>$0.08</text:p>
          </table:table-cell>
          <table:table-cell table:style-name="ce69" table:formula="of:=[.K10]*[.L$1]" office:value-type="currency" office:currency="USD" office:value="7.616" calcext:value-type="currency">
            <text:p>$7.62</text:p>
          </table:table-cell>
          <table:table-cell table:style-name="ce35" table:formula="of:=[.I10]*[.$L$1]" office:value-type="float" office:value="1400" calcext:value-type="float">
            <text:p>14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0]*[.J10]" office:value-type="currency" office:currency="USD" office:value="27.2" calcext:value-type="currency">
            <text:p>$27.200</text:p>
          </table:table-cell>
          <table:table-cell table:formula="of:=MAX(0;([.M10]-[.N1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49" office:value-type="currency" office:currency="USD" office:value="0.00459" calcext:value-type="currency">
            <text:p>$0.005</text:p>
          </table:table-cell>
          <table:table-cell table:style-name="ce69" table:formula="of:=[.J11]*[.I11]" office:value-type="currency" office:currency="USD" office:value="0.13311" calcext:value-type="currency">
            <text:p>$0.13</text:p>
          </table:table-cell>
          <table:table-cell table:style-name="ce69" table:formula="of:=[.K11]*[.L$1]" office:value-type="currency" office:currency="USD" office:value="13.311" calcext:value-type="currency">
            <text:p>$13.31</text:p>
          </table:table-cell>
          <table:table-cell table:style-name="ce35" table:formula="of:=[.I11]*[.$L$1]" office:value-type="float" office:value="2900" calcext:value-type="float">
            <text:p>29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1]*[.J11]" office:value-type="currency" office:currency="USD" office:value="22.95" calcext:value-type="currency">
            <text:p>$22.950</text:p>
          </table:table-cell>
          <table:table-cell table:formula="of:=MAX(0;([.M11]-[.N1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49" office:value-type="currency" office:currency="USD" office:value="0.0035" calcext:value-type="currency">
            <text:p>$0.004</text:p>
          </table:table-cell>
          <table:table-cell table:style-name="ce69" table:formula="of:=[.J12]*[.I12]" office:value-type="currency" office:currency="USD" office:value="0.0245" calcext:value-type="currency">
            <text:p>$0.02</text:p>
          </table:table-cell>
          <table:table-cell table:style-name="ce69" table:formula="of:=[.K12]*[.L$1]" office:value-type="currency" office:currency="USD" office:value="2.45" calcext:value-type="currency">
            <text:p>$2.45</text:p>
          </table:table-cell>
          <table:table-cell table:style-name="ce35" table:formula="of:=[.I12]*[.$L$1]" office:value-type="float" office:value="700" calcext:value-type="float">
            <text:p>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2]*[.J12]" office:value-type="currency" office:currency="USD" office:value="17.5" calcext:value-type="currency">
            <text:p>$17.500</text:p>
          </table:table-cell>
          <table:table-cell table:formula="of:=MAX(0;([.M12]-[.N1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52" office:value-type="currency" office:currency="USD" office:value="0.005" calcext:value-type="currency">
            <text:p>$0.005</text:p>
          </table:table-cell>
          <table:table-cell table:style-name="ce69" table:formula="of:=[.J13]*[.I13]" office:value-type="currency" office:currency="USD" office:value="0.04" calcext:value-type="currency">
            <text:p>$0.04</text:p>
          </table:table-cell>
          <table:table-cell table:style-name="ce69" table:formula="of:=[.K13]*[.L$1]" office:value-type="currency" office:currency="USD" office:value="4" calcext:value-type="currency">
            <text:p>$4.00</text:p>
          </table:table-cell>
          <table:table-cell table:style-name="ce35" table:formula="of:=[.I13]*[.$L$1]" office:value-type="float" office:value="800" calcext:value-type="float">
            <text:p>8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3]*[.J13]" office:value-type="currency" office:currency="USD" office:value="25" calcext:value-type="currency">
            <text:p>$25.000</text:p>
          </table:table-cell>
          <table:table-cell table:formula="of:=MAX(0;([.M13]-[.N1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0371" calcext:value-type="currency">
            <text:p>$0.004</text:p>
          </table:table-cell>
          <table:table-cell table:style-name="ce69" table:formula="of:=[.J14]*[.I14]" office:value-type="currency" office:currency="USD" office:value="0.04081" calcext:value-type="currency">
            <text:p>$0.04</text:p>
          </table:table-cell>
          <table:table-cell table:style-name="ce69" table:formula="of:=[.K14]*[.L$1]" office:value-type="currency" office:currency="USD" office:value="4.081" calcext:value-type="currency">
            <text:p>$4.08</text:p>
          </table:table-cell>
          <table:table-cell table:style-name="ce35" table:formula="of:=[.I14]*[.$L$1]" office:value-type="float" office:value="1100" calcext:value-type="float">
            <text:p>11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4]*[.J14]" office:value-type="currency" office:currency="USD" office:value="18.55" calcext:value-type="currency">
            <text:p>$18.550</text:p>
          </table:table-cell>
          <table:table-cell table:formula="of:=MAX(0;([.M14]-[.N1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currency" office:currency="USD" office:value="0.022" calcext:value-type="currency">
            <text:p>$0.022</text:p>
          </table:table-cell>
          <table:table-cell table:style-name="ce69" table:formula="of:=[.J15]*[.I15]" office:value-type="currency" office:currency="USD" office:value="0.264" calcext:value-type="currency">
            <text:p>$0.26</text:p>
          </table:table-cell>
          <table:table-cell table:style-name="ce69" table:formula="of:=[.K15]*[.L$1]" office:value-type="currency" office:currency="USD" office:value="26.4" calcext:value-type="currency">
            <text:p>$26.40</text:p>
          </table:table-cell>
          <table:table-cell table:style-name="ce35" table:formula="of:=[.I15]*[.$L$1]" office:value-type="float" office:value="1200" calcext:value-type="float">
            <text:p>1200</text:p>
          </table:table-cell>
          <table:table-cell table:style-name="ce35" office:value-type="float" office:value="471" calcext:value-type="float">
            <text:p>471</text:p>
          </table:table-cell>
          <table:table-cell table:style-name="ce49" table:formula="of:=[.N15]*[.J15]" office:value-type="currency" office:currency="USD" office:value="10.362" calcext:value-type="currency">
            <text:p>$10.362</text:p>
          </table:table-cell>
          <table:table-cell table:formula="of:=MAX(0;([.M15]-[.N15]))" office:value-type="float" office:value="729" calcext:value-type="float">
            <text:p>729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531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56" office:value-type="currency" office:currency="USD" office:value="0.027" calcext:value-type="currency">
            <text:p>$0.027</text:p>
          </table:table-cell>
          <table:table-cell table:style-name="ce69" table:formula="of:=[.J16]*[.I16]" office:value-type="currency" office:currency="USD" office:value="2.403" calcext:value-type="currency">
            <text:p>$2.40</text:p>
          </table:table-cell>
          <table:table-cell table:style-name="ce69" table:formula="of:=[.K16]*[.L$1]" office:value-type="currency" office:currency="USD" office:value="240.3" calcext:value-type="currency">
            <text:p>$240.30</text:p>
          </table:table-cell>
          <table:table-cell table:style-name="ce35" table:formula="of:=[.I16]*[.$L$1]" office:value-type="float" office:value="8900" calcext:value-type="float">
            <text:p>8900</text:p>
          </table:table-cell>
          <table:table-cell table:style-name="ce35" office:value-type="float" office:value="7800" calcext:value-type="float">
            <text:p>7800</text:p>
          </table:table-cell>
          <table:table-cell table:style-name="ce49" table:formula="of:=[.N16]*[.J16]" office:value-type="currency" office:currency="USD" office:value="210.6" calcext:value-type="currency">
            <text:p>$210.600</text:p>
          </table:table-cell>
          <table:table-cell table:formula="of:=MAX(0;([.M16]-[.N16]))" office:value-type="float" office:value="1100" calcext:value-type="float">
            <text:p>1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40" calcext:value-type="float">
            <text:p>40</text:p>
          </table:table-cell>
          <table:table-cell table:style-name="ce56" office:value-type="currency" office:currency="USD" office:value="0.01699" calcext:value-type="currency">
            <text:p>$0.017</text:p>
          </table:table-cell>
          <table:table-cell table:style-name="ce69" table:formula="of:=[.J17]*[.I17]" office:value-type="currency" office:currency="USD" office:value="0.6796" calcext:value-type="currency">
            <text:p>$0.68</text:p>
          </table:table-cell>
          <table:table-cell table:style-name="ce69" table:formula="of:=[.K17]*[.L$1]" office:value-type="currency" office:currency="USD" office:value="67.96" calcext:value-type="currency">
            <text:p>$67.96</text:p>
          </table:table-cell>
          <table:table-cell table:style-name="ce35" table:formula="of:=[.I17]*[.$L$1]" office:value-type="float" office:value="4000" calcext:value-type="float">
            <text:p>4000</text:p>
          </table:table-cell>
          <table:table-cell table:style-name="ce35" office:value-type="float" office:value="3500" calcext:value-type="float">
            <text:p>3500</text:p>
          </table:table-cell>
          <table:table-cell table:style-name="ce49" table:formula="of:=[.N17]*[.J17]" office:value-type="currency" office:currency="USD" office:value="59.465" calcext:value-type="currency">
            <text:p>$59.465</text:p>
          </table:table-cell>
          <table:table-cell table:formula="of:=MAX(0;([.M17]-[.N17]))" office:value-type="float" office:value="500" calcext:value-type="float">
            <text:p>5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9" calcext:value-type="float">
            <text:p>9</text:p>
          </table:table-cell>
          <table:table-cell table:style-name="ce56" office:value-type="currency" office:currency="USD" office:value="0.223" calcext:value-type="currency">
            <text:p>$0.223</text:p>
          </table:table-cell>
          <table:table-cell table:style-name="ce69" table:formula="of:=[.J18]*[.I18]" office:value-type="currency" office:currency="USD" office:value="2.007" calcext:value-type="currency">
            <text:p>$2.01</text:p>
          </table:table-cell>
          <table:table-cell table:style-name="ce69" table:formula="of:=[.K18]*[.L$1]" office:value-type="currency" office:currency="USD" office:value="200.7" calcext:value-type="currency">
            <text:p>$200.70</text:p>
          </table:table-cell>
          <table:table-cell table:style-name="ce35" table:formula="of:=[.I18]*[.$L$1]" office:value-type="float" office:value="900" calcext:value-type="float">
            <text:p>9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49" table:formula="of:=[.N18]*[.J18]" office:value-type="currency" office:currency="USD" office:value="223" calcext:value-type="currency">
            <text:p>$223.000</text:p>
          </table:table-cell>
          <table:table-cell table:formula="of:=MAX(0;([.M18]-[.N1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56" office:value-type="currency" office:currency="USD" office:value="0.0792" calcext:value-type="currency">
            <text:p>$0.079</text:p>
          </table:table-cell>
          <table:table-cell table:style-name="ce69" table:formula="of:=[.J19]*[.I19]" office:value-type="currency" office:currency="USD" office:value="1.1088" calcext:value-type="currency">
            <text:p>$1.11</text:p>
          </table:table-cell>
          <table:table-cell table:style-name="ce69" table:formula="of:=[.K19]*[.L$1]" office:value-type="currency" office:currency="USD" office:value="110.88" calcext:value-type="currency">
            <text:p>$110.88</text:p>
          </table:table-cell>
          <table:table-cell table:style-name="ce35" table:formula="of:=[.I19]*[.$L$1]" office:value-type="float" office:value="1400" calcext:value-type="float">
            <text:p>1400</text:p>
          </table:table-cell>
          <table:table-cell table:style-name="ce35" office:value-type="float" office:value="2050" calcext:value-type="float">
            <text:p>2050</text:p>
          </table:table-cell>
          <table:table-cell table:style-name="ce49" table:formula="of:=[.N19]*[.J19]" office:value-type="currency" office:currency="USD" office:value="162.36" calcext:value-type="currency">
            <text:p>$162.360</text:p>
          </table:table-cell>
          <table:table-cell table:formula="of:=MAX(0;([.M19]-[.N1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49" office:value-type="currency" office:currency="USD" office:value="0.0506" calcext:value-type="currency">
            <text:p>$0.051</text:p>
          </table:table-cell>
          <table:table-cell table:style-name="ce69" table:formula="of:=[.J20]*[.I20]" office:value-type="currency" office:currency="USD" office:value="3.1372" calcext:value-type="currency">
            <text:p>$3.14</text:p>
          </table:table-cell>
          <table:table-cell table:style-name="ce69" table:formula="of:=[.K20]*[.L$1]" office:value-type="currency" office:currency="USD" office:value="313.72" calcext:value-type="currency">
            <text:p>$313.72</text:p>
          </table:table-cell>
          <table:table-cell table:style-name="ce35" table:formula="of:=[.I20]*[.$L$1]" office:value-type="float" office:value="6200" calcext:value-type="float">
            <text:p>6200</text:p>
          </table:table-cell>
          <table:table-cell table:style-name="ce35" office:value-type="float" office:value="5400" calcext:value-type="float">
            <text:p>5400</text:p>
          </table:table-cell>
          <table:table-cell table:style-name="ce49" table:formula="of:=[.N20]*[.J20]" office:value-type="currency" office:currency="USD" office:value="273.24" calcext:value-type="currency">
            <text:p>$273.240</text:p>
          </table:table-cell>
          <table:table-cell table:formula="of:=MAX(0;([.M20]-[.N20]))" office:value-type="float" office:value="800" calcext:value-type="float">
            <text:p>8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4747" calcext:value-type="currency">
            <text:p>$0.047</text:p>
          </table:table-cell>
          <table:table-cell table:style-name="ce69" table:formula="of:=[.J21]*[.I21]" office:value-type="currency" office:currency="USD" office:value="0.52217" calcext:value-type="currency">
            <text:p>$0.52</text:p>
          </table:table-cell>
          <table:table-cell table:style-name="ce69" table:formula="of:=[.K21]*[.L$1]" office:value-type="currency" office:currency="USD" office:value="52.217" calcext:value-type="currency">
            <text:p>$52.22</text:p>
          </table:table-cell>
          <table:table-cell table:style-name="ce35" table:formula="of:=[.I21]*[.$L$1]" office:value-type="float" office:value="1100" calcext:value-type="float">
            <text:p>1100</text:p>
          </table:table-cell>
          <table:table-cell table:style-name="ce35" office:value-type="float" office:value="3450" calcext:value-type="float">
            <text:p>3450</text:p>
          </table:table-cell>
          <table:table-cell table:style-name="ce49" table:formula="of:=[.N21]*[.J21]" office:value-type="currency" office:currency="USD" office:value="163.7715" calcext:value-type="currency">
            <text:p>$163.772</text:p>
          </table:table-cell>
          <table:table-cell table:formula="of:=MAX(0;([.M21]-[.N2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99" calcext:value-type="currency">
            <text:p>$0.099</text:p>
          </table:table-cell>
          <table:table-cell table:style-name="ce69" table:formula="of:=[.J22]*[.I22]" office:value-type="currency" office:currency="USD" office:value="0.99" calcext:value-type="currency">
            <text:p>$0.99</text:p>
          </table:table-cell>
          <table:table-cell table:style-name="ce69" table:formula="of:=[.K22]*[.L$1]" office:value-type="currency" office:currency="USD" office:value="99" calcext:value-type="currency">
            <text:p>$99.00</text:p>
          </table:table-cell>
          <table:table-cell table:style-name="ce35" table:formula="of:=[.I22]*[.$L$1]" office:value-type="float" office:value="1000" calcext:value-type="float">
            <text:p>10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2]*[.J22]" office:value-type="currency" office:currency="USD" office:value="306.9" calcext:value-type="currency">
            <text:p>$306.900</text:p>
          </table:table-cell>
          <table:table-cell table:formula="of:=MAX(0;([.M22]-[.N2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0215" calcext:value-type="currency">
            <text:p>$0.102</text:p>
          </table:table-cell>
          <table:table-cell table:style-name="ce69" table:formula="of:=[.J23]*[.I23]" office:value-type="currency" office:currency="USD" office:value="0.51075" calcext:value-type="currency">
            <text:p>$0.51</text:p>
          </table:table-cell>
          <table:table-cell table:style-name="ce69" table:formula="of:=[.K23]*[.L$1]" office:value-type="currency" office:currency="USD" office:value="51.075" calcext:value-type="currency">
            <text:p>$51.08</text:p>
          </table:table-cell>
          <table:table-cell table:style-name="ce35" table:formula="of:=[.I23]*[.$L$1]" office:value-type="float" office:value="500" calcext:value-type="float">
            <text:p>500</text:p>
          </table:table-cell>
          <table:table-cell table:style-name="ce35" office:value-type="float" office:value="1025" calcext:value-type="float">
            <text:p>1025</text:p>
          </table:table-cell>
          <table:table-cell table:style-name="ce49" table:formula="of:=[.N23]*[.J23]" office:value-type="currency" office:currency="USD" office:value="104.70375" calcext:value-type="currency">
            <text:p>$104.704</text:p>
          </table:table-cell>
          <table:table-cell table:formula="of:=MAX(0;([.M23]-[.N2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3932" calcext:value-type="currency">
            <text:p>$0.139</text:p>
          </table:table-cell>
          <table:table-cell table:style-name="ce69" table:formula="of:=[.J24]*[.I24]" office:value-type="currency" office:currency="USD" office:value="0.6966" calcext:value-type="currency">
            <text:p>$0.70</text:p>
          </table:table-cell>
          <table:table-cell table:style-name="ce69" table:formula="of:=[.K24]*[.L$1]" office:value-type="currency" office:currency="USD" office:value="69.66" calcext:value-type="currency">
            <text:p>$69.66</text:p>
          </table:table-cell>
          <table:table-cell table:style-name="ce35" table:formula="of:=[.I24]*[.$L$1]" office:value-type="float" office:value="500" calcext:value-type="float">
            <text:p>500</text:p>
          </table:table-cell>
          <table:table-cell table:style-name="ce35" office:value-type="float" office:value="525" calcext:value-type="float">
            <text:p>525</text:p>
          </table:table-cell>
          <table:table-cell table:style-name="ce49" table:formula="of:=[.N24]*[.J24]" office:value-type="currency" office:currency="USD" office:value="73.143" calcext:value-type="currency">
            <text:p>$73.143</text:p>
          </table:table-cell>
          <table:table-cell table:formula="of:=MAX(0;([.M24]-[.N2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49" office:value-type="currency" office:currency="USD" office:value="0.03085" calcext:value-type="currency">
            <text:p>$0.031</text:p>
          </table:table-cell>
          <table:table-cell table:style-name="ce69" table:formula="of:=[.J25]*[.I25]" office:value-type="currency" office:currency="USD" office:value="0.1234" calcext:value-type="currency">
            <text:p>$0.12</text:p>
          </table:table-cell>
          <table:table-cell table:style-name="ce69" table:formula="of:=[.K25]*[.L$1]" office:value-type="currency" office:currency="USD" office:value="12.34" calcext:value-type="currency">
            <text:p>$12.34</text:p>
          </table:table-cell>
          <table:table-cell table:style-name="ce35" table:formula="of:=[.I25]*[.$L$1]" office:value-type="float" office:value="400" calcext:value-type="float">
            <text:p>4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5]*[.J25]" office:value-type="currency" office:currency="USD" office:value="95.635" calcext:value-type="currency">
            <text:p>$95.635</text:p>
          </table:table-cell>
          <table:table-cell table:formula="of:=MAX(0;([.M25]-[.N2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116" calcext:value-type="currency">
            <text:p>$0.116</text:p>
          </table:table-cell>
          <table:table-cell table:style-name="ce69" table:formula="of:=[.J26]*[.I26]" office:value-type="currency" office:currency="USD" office:value="0.116" calcext:value-type="currency">
            <text:p>$0.12</text:p>
          </table:table-cell>
          <table:table-cell table:style-name="ce69" table:formula="of:=[.K26]*[.L$1]" office:value-type="currency" office:currency="USD" office:value="11.6" calcext:value-type="currency">
            <text:p>$11.60</text:p>
          </table:table-cell>
          <table:table-cell table:style-name="ce35" table:formula="of:=[.I26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6]*[.J26]" office:value-type="currency" office:currency="USD" office:value="58" calcext:value-type="currency">
            <text:p>$58.000</text:p>
          </table:table-cell>
          <table:table-cell table:formula="of:=MAX(0;([.M26]-[.N2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5.0435" calcext:value-type="currency">
            <text:p>$5.044</text:p>
          </table:table-cell>
          <table:table-cell table:style-name="ce69" table:formula="of:=[.J27]*[.I27]" office:value-type="currency" office:currency="USD" office:value="5.0435" calcext:value-type="currency">
            <text:p>$5.04</text:p>
          </table:table-cell>
          <table:table-cell table:style-name="ce69" table:formula="of:=[.K27]*[.L$1]" office:value-type="currency" office:currency="USD" office:value="504.35" calcext:value-type="currency">
            <text:p>$504.35</text:p>
          </table:table-cell>
          <table:table-cell table:style-name="ce35" table:formula="of:=[.I27]*[.$L$1]" office:value-type="float" office:value="100" calcext:value-type="float">
            <text:p>100</text:p>
          </table:table-cell>
          <table:table-cell table:style-name="ce35" office:value-type="float" office:value="102" calcext:value-type="float">
            <text:p>102</text:p>
          </table:table-cell>
          <table:table-cell table:style-name="ce49" table:formula="of:=[.N27]*[.J27]" office:value-type="currency" office:currency="USD" office:value="514.437" calcext:value-type="currency">
            <text:p>$514.437</text:p>
          </table:table-cell>
          <table:table-cell table:formula="of:=MAX(0;([.M27]-[.N27]))" office:value-type="float" office:value="0" calcext:value-type="float">
            <text:p>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16.07" calcext:value-type="currency">
            <text:p>$16.070</text:p>
          </table:table-cell>
          <table:table-cell table:style-name="ce69" table:formula="of:=[.J28]*[.I28]" office:value-type="currency" office:currency="USD" office:value="80.35" calcext:value-type="currency">
            <text:p>$80.35</text:p>
          </table:table-cell>
          <table:table-cell table:style-name="ce69" table:formula="of:=[.K28]*[.L$1]" office:value-type="currency" office:currency="USD" office:value="8035" calcext:value-type="currency">
            <text:p>$8,035.00</text:p>
          </table:table-cell>
          <table:table-cell table:style-name="ce35" table:formula="of:=[.I28]*[.$L$1]" office:value-type="float" office:value="500" calcext:value-type="float">
            <text:p>500</text:p>
          </table:table-cell>
          <table:table-cell table:style-name="ce35" office:value-type="float" office:value="970" calcext:value-type="float">
            <text:p>970</text:p>
          </table:table-cell>
          <table:table-cell table:style-name="ce49" table:formula="of:=[.N28]*[.J28]" office:value-type="currency" office:currency="USD" office:value="15587.9" calcext:value-type="currency">
            <text:p>$15,587.900</text:p>
          </table:table-cell>
          <table:table-cell table:formula="of:=MAX(0;([.M28]-[.N2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0564" calcext:value-type="currency">
            <text:p>$2.056</text:p>
          </table:table-cell>
          <table:table-cell table:style-name="ce69" table:formula="of:=[.J29]*[.I29]" office:value-type="currency" office:currency="USD" office:value="2.0564" calcext:value-type="currency">
            <text:p>$2.06</text:p>
          </table:table-cell>
          <table:table-cell table:style-name="ce69" table:formula="of:=[.K29]*[.L$1]" office:value-type="currency" office:currency="USD" office:value="205.64" calcext:value-type="currency">
            <text:p>$205.64</text:p>
          </table:table-cell>
          <table:table-cell table:style-name="ce35" table:formula="of:=[.I29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9]*[.J29]" office:value-type="currency" office:currency="USD" office:value="1028.2" calcext:value-type="currency">
            <text:p>$1,028.200</text:p>
          </table:table-cell>
          <table:table-cell table:formula="of:=MAX(0;([.M29]-[.N2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5.678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0</text:p>
          </table:table-cell>
          <table:table-cell table:style-name="ce69" table:formula="of:=[.J30]*[.I30]" office:value-type="currency" office:currency="USD" office:value="0.6095" calcext:value-type="currency">
            <text:p>$0.61</text:p>
          </table:table-cell>
          <table:table-cell table:style-name="ce69" table:formula="of:=[.K30]*[.L$1]" office:value-type="currency" office:currency="USD" office:value="60.95" calcext:value-type="currency">
            <text:p>$60.95</text:p>
          </table:table-cell>
          <table:table-cell table:style-name="ce35" table:formula="of:=[.I30]*[.$L$1]" office:value-type="float" office:value="100" calcext:value-type="float">
            <text:p>100</text:p>
          </table:table-cell>
          <table:table-cell table:style-name="ce35" office:value-type="float" office:value="88" calcext:value-type="float">
            <text:p>88</text:p>
          </table:table-cell>
          <table:table-cell table:style-name="ce49" table:formula="of:=[.N30]*[.J30]" office:value-type="currency" office:currency="USD" office:value="53.636" calcext:value-type="currency">
            <text:p>$53.636</text:p>
          </table:table-cell>
          <table:table-cell table:style-name="ce70" table:formula="of:=MAX(0;([.M30]-[.N30]))" office:value-type="float" office:value="12" calcext:value-type="float">
            <text:p>12</text:p>
          </table:table-cell>
          <table:table-cell table:style-name="ce14" office:value-type="string" calcext:value-type="string">
            <text:p>QTY250 expected 2022APR</text:p>
          </table:table-cell>
          <table:table-cell table:style-name="ce14" table:number-columns-repeated="47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2"/>
        </table:table-row>
        <table:table-row table:style-name="ro5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1])" office:value-type="currency" office:currency="USD" office:value="118.23364" calcext:value-type="currency">
            <text:p>$118.23</text:p>
          </table:table-cell>
          <table:table-cell table:style-name="ce64" table:formula="of:=SUM([.L4:.L31])" office:value-type="currency" office:currency="USD" office:value="11823.364" calcext:value-type="currency">
            <text:p>$11,823.36</text:p>
          </table:table-cell>
          <table:table-cell table:style-name="ce3" table:number-columns-repeated="2"/>
          <table:table-cell table:style-name="ce64" table:formula="of:=SUM([.O4:.O31])" office:value-type="currency" office:currency="USD" office:value="19982.53525" calcext:value-type="currency">
            <text:p>$19,982.54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9"/>
          <table:table-cell/>
          <table:table-cell table:style-name="ce3" table:number-columns-repeated="48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6]*[.I36]" office:value-type="currency" office:currency="USD" office:value="7.0692" calcext:value-type="currency">
            <text:p>$7.07</text:p>
          </table:table-cell>
          <table:table-cell table:style-name="ce48" table:formula="of:=[.K36]*[.L$1]" office:value-type="currency" office:currency="USD" office:value="706.92" calcext:value-type="currency">
            <text:p>$706.92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49" table:formula="of:=[.N36]*[.J36]" office:value-type="currency" office:currency="USD" office:value="650.3664" calcext:value-type="currency">
            <text:p>$650.366</text:p>
          </table:table-cell>
          <table:table-cell table:style-name="ce70" table:formula="of:=MAX(0;([.M36]-[.N36]))" office:value-type="float" office:value="16" calcext:value-type="float">
            <text:p>16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55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7]*[.I37]" office:value-type="currency" office:currency="USD" office:value="0.27128" calcext:value-type="currency">
            <text:p>$0.27</text:p>
          </table:table-cell>
          <table:table-cell table:style-name="ce48" table:formula="of:=[.K37]*[.L$1]" office:value-type="currency" office:currency="USD" office:value="27.128" calcext:value-type="currency">
            <text:p>$27.13</text:p>
          </table:table-cell>
          <table:table-cell table:style-name="ce14" table:formula="of:=[.I37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37]*[.J37]" office:value-type="currency" office:currency="USD" office:value="67.82" calcext:value-type="currency">
            <text:p>$67.820</text:p>
          </table:table-cell>
          <table:table-cell table:formula="of:=MAX(0;([.M37]-[.N3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8]*[.I38]" office:value-type="currency" office:currency="USD" office:value="0.1003" calcext:value-type="currency">
            <text:p>$0.10</text:p>
          </table:table-cell>
          <table:table-cell table:style-name="ce48" table:formula="of:=[.K38]*[.L$1]" office:value-type="currency" office:currency="USD" office:value="10.03" calcext:value-type="currency">
            <text:p>$10.03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38]*[.J38]" office:value-type="currency" office:currency="USD" office:value="9.027" calcext:value-type="currency">
            <text:p>$9.027</text:p>
          </table:table-cell>
          <table:table-cell table:formula="of:=MAX(0;([.M38]-[.N38]))" office:value-type="float" office:value="10" calcext:value-type="float">
            <text:p>1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9]*[.I39]" office:value-type="currency" office:currency="USD" office:value="0.24416" calcext:value-type="currency">
            <text:p>$0.24</text:p>
          </table:table-cell>
          <table:table-cell table:style-name="ce48" table:formula="of:=[.K39]*[.L$1]" office:value-type="currency" office:currency="USD" office:value="24.416" calcext:value-type="currency">
            <text:p>$24.42</text:p>
          </table:table-cell>
          <table:table-cell table:style-name="ce14" table:formula="of:=[.I39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style-name="ce49" table:formula="of:=[.N39]*[.J39]" office:value-type="currency" office:currency="USD" office:value="31.7408" calcext:value-type="currency">
            <text:p>$31.741</text:p>
          </table:table-cell>
          <table:table-cell table:formula="of:=MAX(0;([.M39]-[.N3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6:.K39])+[.K33]" office:value-type="currency" office:currency="USD" office:value="125.91858" calcext:value-type="currency">
            <text:p>$125.92</text:p>
          </table:table-cell>
          <table:table-cell table:style-name="ce64" table:formula="of:=SUM([.L36:.L39])+[.L33]" office:value-type="currency" office:currency="USD" office:value="12591.858" calcext:value-type="currency">
            <text:p>$12,591.86</text:p>
          </table:table-cell>
          <table:table-cell table:style-name="ce3" table:number-columns-repeated="2"/>
          <table:table-cell table:style-name="ce64" table:formula="of:=SUM([.O36:.O39])+[.O33]" office:value-type="currency" office:currency="USD" office:value="20741.48945" calcext:value-type="currency">
            <text:p>$20,741.49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4]*[.I44]" office:value-type="currency" office:currency="USD" office:value="0.8789" calcext:value-type="currency">
            <text:p>$0.88</text:p>
          </table:table-cell>
          <table:table-cell table:style-name="ce48" table:formula="of:=[.K44]*[.L$1]" office:value-type="currency" office:currency="USD" office:value="87.89" calcext:value-type="currency">
            <text:p>$87.89</text:p>
          </table:table-cell>
          <table:table-cell table:style-name="ce14" table:formula="of:=[.I44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49" table:formula="of:=[.N44]*[.J44]" office:value-type="currency" office:currency="USD" office:value="80.8588" calcext:value-type="currency">
            <text:p>$80.859</text:p>
          </table:table-cell>
          <table:table-cell table:formula="of:=MAX(0;([.M44]-[.N44]))" office:value-type="float" office:value="8" calcext:value-type="float">
            <text:p>8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5]*[.I45]" office:value-type="currency" office:currency="USD" office:value="1.40472" calcext:value-type="currency">
            <text:p>$1.40</text:p>
          </table:table-cell>
          <table:table-cell table:style-name="ce48" table:formula="of:=[.K45]*[.L$1]" office:value-type="currency" office:currency="USD" office:value="140.472" calcext:value-type="currency">
            <text:p>$140.47</text:p>
          </table:table-cell>
          <table:table-cell table:style-name="ce14" table:formula="of:=[.I45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45]*[.J45]" office:value-type="currency" office:currency="USD" office:value="468.24" calcext:value-type="currency">
            <text:p>$468.240</text:p>
          </table:table-cell>
          <table:table-cell table:formula="of:=MAX(0;([.M45]-[.N4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6]*[.I46]" office:value-type="currency" office:currency="USD" office:value="1.0752" calcext:value-type="currency">
            <text:p>$1.08</text:p>
          </table:table-cell>
          <table:table-cell table:style-name="ce48" table:formula="of:=[.K46]*[.L$1]" office:value-type="currency" office:currency="USD" office:value="107.52" calcext:value-type="currency">
            <text:p>$107.52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6]*[.J46]" office:value-type="currency" office:currency="USD" office:value="107.52" calcext:value-type="currency">
            <text:p>$107.520</text:p>
          </table:table-cell>
          <table:table-cell table:formula="of:=MAX(0;([.M46]-[.N4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7]*[.I47]" office:value-type="currency" office:currency="USD" office:value="0.2644" calcext:value-type="currency">
            <text:p>$0.26</text:p>
          </table:table-cell>
          <table:table-cell table:style-name="ce48" table:formula="of:=[.K47]*[.L$1]" office:value-type="currency" office:currency="USD" office:value="26.44" calcext:value-type="currency">
            <text:p>$26.44</text:p>
          </table:table-cell>
          <table:table-cell table:style-name="ce14" table:formula="of:=[.I4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7]*[.J47]" office:value-type="currency" office:currency="USD" office:value="26.44" calcext:value-type="currency">
            <text:p>$26.440</text:p>
          </table:table-cell>
          <table:table-cell table:formula="of:=MAX(0;([.M47]-[.N4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8]*[.I48]" office:value-type="currency" office:currency="USD" office:value="0" calcext:value-type="currency">
            <text:p>$0.00</text:p>
          </table:table-cell>
          <table:table-cell table:style-name="ce48" table:formula="of:=[.K48]*[.L$1]" office:value-type="currency" office:currency="USD" office:value="0" calcext:value-type="currency">
            <text:p>$0.00</text:p>
          </table:table-cell>
          <table:table-cell table:style-name="ce14" table:formula="of:=[.I48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48]*[.J48]" office:value-type="currency" office:currency="USD" office:value="0" calcext:value-type="currency">
            <text:p>$0.000</text:p>
          </table:table-cell>
          <table:table-cell table:formula="of:=MAX(0;([.M48]-[.N4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9]*[.I49]" office:value-type="currency" office:currency="USD" office:value="0.4068" calcext:value-type="currency">
            <text:p>$0.41</text:p>
          </table:table-cell>
          <table:table-cell table:style-name="ce48" table:formula="of:=[.K49]*[.L$1]" office:value-type="currency" office:currency="USD" office:value="40.68" calcext:value-type="currency">
            <text:p>$40.68</text:p>
          </table:table-cell>
          <table:table-cell table:style-name="ce14" table:formula="of:=[.I4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9]*[.J49]" office:value-type="currency" office:currency="USD" office:value="40.68" calcext:value-type="currency">
            <text:p>$40.680</text:p>
          </table:table-cell>
          <table:table-cell table:formula="of:=MAX(0;([.M49]-[.N4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50]*[.I50]" office:value-type="currency" office:currency="USD" office:value="8.064" calcext:value-type="currency">
            <text:p>$8.06</text:p>
          </table:table-cell>
          <table:table-cell table:style-name="ce48" table:formula="of:=[.K50]*[.L$1]" office:value-type="currency" office:currency="USD" office:value="806.4" calcext:value-type="currency">
            <text:p>$806.40</text:p>
          </table:table-cell>
          <table:table-cell table:style-name="ce14" table:formula="of:=[.I50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style-name="ce49" table:formula="of:=[.N50]*[.J50]" office:value-type="currency" office:currency="USD" office:value="868.224" calcext:value-type="currency">
            <text:p>$868.224</text:p>
          </table:table-cell>
          <table:table-cell table:formula="of:=MAX(0;([.M50]-[.N5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1]*[.I51]" office:value-type="currency" office:currency="USD" office:value="0.5863" calcext:value-type="currency">
            <text:p>$0.59</text:p>
          </table:table-cell>
          <table:table-cell table:style-name="ce48" table:formula="of:=[.K51]*[.L$1]" office:value-type="currency" office:currency="USD" office:value="58.63" calcext:value-type="currency">
            <text:p>$58.63</text:p>
          </table:table-cell>
          <table:table-cell table:style-name="ce14" table:formula="of:=[.I51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51]*[.J51]" office:value-type="currency" office:currency="USD" office:value="52.767" calcext:value-type="currency">
            <text:p>$52.767</text:p>
          </table:table-cell>
          <table:table-cell table:formula="of:=MAX(0;([.M51]-[.N51]))" office:value-type="float" office:value="10" calcext:value-type="float">
            <text:p>1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2]*[.I52]" office:value-type="currency" office:currency="USD" office:value="1.314" calcext:value-type="currency">
            <text:p>$1.31</text:p>
          </table:table-cell>
          <table:table-cell table:style-name="ce48" table:formula="of:=[.K52]*[.L$1]" office:value-type="currency" office:currency="USD" office:value="131.4" calcext:value-type="currency">
            <text:p>$131.40</text:p>
          </table:table-cell>
          <table:table-cell table:style-name="ce14" table:formula="of:=[.I52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style-name="ce49" table:formula="of:=[.N52]*[.J52]" office:value-type="currency" office:currency="USD" office:value="194.472" calcext:value-type="currency">
            <text:p>$194.472</text:p>
          </table:table-cell>
          <table:table-cell table:formula="of:=MAX(0;([.M52]-[.N5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4:.K52])+[.K41]" office:value-type="currency" office:currency="USD" office:value="139.9129" calcext:value-type="currency">
            <text:p>$139.91</text:p>
          </table:table-cell>
          <table:table-cell table:style-name="ce64" table:formula="of:=SUM([.L44:.L52])+[.L41]" office:value-type="currency" office:currency="USD" office:value="13991.29" calcext:value-type="currency">
            <text:p>$13,991.29</text:p>
          </table:table-cell>
          <table:table-cell table:style-name="ce3" table:number-columns-repeated="2"/>
          <table:table-cell table:style-name="ce64" table:formula="of:=SUM([.O44:.O52])+[.O41]" office:value-type="currency" office:currency="USD" office:value="22580.69125" calcext:value-type="currency">
            <text:p>$22,580.69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13.0209in" draw:caption-point-x="-0.2402in" draw:caption-point-y="0.5945in">
              <dc:date>2021-10-13T00:00:00</dc:date>
              <text:p text:style-name="P1"><text:span text:style-name="T1">Have QTY50 </text:span></text:p>
              <text:p text:style-name="P1"><text:span text:style-name="T1">EPM1510SJA </text:span></text:p>
              <text:p text:style-name="P1"><text:span text:style-name="T1">(fans will be faster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7]*[.I57]" office:value-type="currency" office:currency="USD" office:value="5.01" calcext:value-type="currency">
            <text:p>$5.01</text:p>
          </table:table-cell>
          <table:table-cell table:style-name="ce48" table:formula="of:=[.K57]*[.L$1]" office:value-type="currency" office:currency="USD" office:value="501" calcext:value-type="currency">
            <text:p>$501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49" table:formula="of:=[.N57]*[.J57]" office:value-type="currency" office:currency="USD" office:value="215.43" calcext:value-type="currency">
            <text:p>$215.430</text:p>
          </table:table-cell>
          <table:table-cell table:style-name="ce70" table:formula="of:=MAX(0;([.M57]-[.N57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table:style-name="ce14" office:value-type="string" calcext:value-type="string">
            <text:p>QTY50 15V units on hand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8]*[.I58]" office:value-type="currency" office:currency="USD" office:value="7.15" calcext:value-type="currency">
            <text:p>$7.15</text:p>
          </table:table-cell>
          <table:table-cell table:style-name="ce48" table:formula="of:=[.K58]*[.L$1]" office:value-type="currency" office:currency="USD" office:value="715" calcext:value-type="currency">
            <text:p>$715.00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style-name="ce49" table:formula="of:=[.N58]*[.J58]" office:value-type="currency" office:currency="USD" office:value="793.65" calcext:value-type="currency">
            <text:p>$793.650</text:p>
          </table:table-cell>
          <table:table-cell table:formula="of:=MAX(0;([.M58]-[.N5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9]*[.I59]" office:value-type="currency" office:currency="USD" office:value="1.2332" calcext:value-type="currency">
            <text:p>$1.23</text:p>
          </table:table-cell>
          <table:table-cell table:style-name="ce48" table:formula="of:=[.K59]*[.L$1]" office:value-type="currency" office:currency="USD" office:value="123.32" calcext:value-type="currency">
            <text:p>$123.32</text:p>
          </table:table-cell>
          <table:table-cell table:style-name="ce14" table:formula="of:=[.I59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59]*[.J59]" office:value-type="currency" office:currency="USD" office:value="135.652" calcext:value-type="currency">
            <text:p>$135.652</text:p>
          </table:table-cell>
          <table:table-cell table:formula="of:=MAX(0;([.M59]-[.N5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60]*[.I60]" office:value-type="currency" office:currency="USD" office:value="1.216" calcext:value-type="currency">
            <text:p>$1.22</text:p>
          </table:table-cell>
          <table:table-cell table:style-name="ce48" table:formula="of:=[.K60]*[.L$1]" office:value-type="currency" office:currency="USD" office:value="121.6" calcext:value-type="currency">
            <text:p>$121.60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style-name="ce49" table:formula="of:=[.N60]*[.J60]" office:value-type="currency" office:currency="USD" office:value="109.44" calcext:value-type="currency">
            <text:p>$109.440</text:p>
          </table:table-cell>
          <table:table-cell table:formula="of:=MAX(0;([.M60]-[.N60]))" office:value-type="float" office:value="20" calcext:value-type="float">
            <text:p>2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55" calcext:value-type="currency">
            <text:p>$4.550</text:p>
          </table:table-cell>
          <table:table-cell table:style-name="ce48" table:formula="of:=[.J61]*[.I61]" office:value-type="currency" office:currency="USD" office:value="9.1" calcext:value-type="currency">
            <text:p>$9.10</text:p>
          </table:table-cell>
          <table:table-cell table:style-name="ce48" table:formula="of:=[.K61]*[.L$1]" office:value-type="currency" office:currency="USD" office:value="910" calcext:value-type="currency">
            <text:p>$910.00</text:p>
          </table:table-cell>
          <table:table-cell table:style-name="ce14" table:formula="of:=[.I61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49" table:formula="of:=[.N61]*[.J61]" office:value-type="currency" office:currency="USD" office:value="1274" calcext:value-type="currency">
            <text:p>$1,274.000</text:p>
          </table:table-cell>
          <table:table-cell table:formula="of:=MAX(0;([.M61]-[.N6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2]*[.I62]" office:value-type="currency" office:currency="USD" office:value="2.8064" calcext:value-type="currency">
            <text:p>$2.81</text:p>
          </table:table-cell>
          <table:table-cell table:style-name="ce48" table:formula="of:=[.K62]*[.L$1]" office:value-type="currency" office:currency="USD" office:value="280.64" calcext:value-type="currency">
            <text:p>$280.64</text:p>
          </table:table-cell>
          <table:table-cell table:style-name="ce14" table:formula="of:=[.I62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style-name="ce49" table:formula="of:=[.N62]*[.J62]" office:value-type="currency" office:currency="USD" office:value="258.1888" calcext:value-type="currency">
            <text:p>$258.189</text:p>
          </table:table-cell>
          <table:table-cell table:formula="of:=MAX(0;([.M62]-[.N62]))" office:value-type="float" office:value="80" calcext:value-type="float">
            <text:p>8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3]*[.I63]" office:value-type="currency" office:currency="USD" office:value="1.32" calcext:value-type="currency">
            <text:p>$1.32</text:p>
          </table:table-cell>
          <table:table-cell table:style-name="ce48" table:formula="of:=[.K63]*[.L$1]" office:value-type="currency" office:currency="USD" office:value="132" calcext:value-type="currency">
            <text:p>$132.00</text:p>
          </table:table-cell>
          <table:table-cell table:style-name="ce14" table:formula="of:=[.I63]*[.$L$1]" office:value-type="float" office:value="200" calcext:value-type="float">
            <text:p>200</text:p>
          </table:table-cell>
          <table:table-cell table:style-name="ce14" office:value-type="float" office:value="192" calcext:value-type="float">
            <text:p>192</text:p>
          </table:table-cell>
          <table:table-cell table:style-name="ce49" table:formula="of:=[.N63]*[.J63]" office:value-type="currency" office:currency="USD" office:value="126.72" calcext:value-type="currency">
            <text:p>$126.720</text:p>
          </table:table-cell>
          <table:table-cell table:formula="of:=MAX(0;([.M63]-[.N63]))" office:value-type="float" office:value="8" calcext:value-type="float">
            <text:p>8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4]*[.I64]" office:value-type="currency" office:currency="USD" office:value="0.986" calcext:value-type="currency">
            <text:p>$0.99</text:p>
          </table:table-cell>
          <table:table-cell table:style-name="ce48" table:formula="of:=[.K64]*[.L$1]" office:value-type="currency" office:currency="USD" office:value="98.6" calcext:value-type="currency">
            <text:p>$98.60</text:p>
          </table:table-cell>
          <table:table-cell table:style-name="ce14" table:formula="of:=[.I64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style-name="ce49" table:formula="of:=[.N64]*[.J64]" office:value-type="currency" office:currency="USD" office:value="280.024" calcext:value-type="currency">
            <text:p>$280.024</text:p>
          </table:table-cell>
          <table:table-cell table:formula="of:=MAX(0;([.M64]-[.N6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5]*[.I65]" office:value-type="currency" office:currency="USD" office:value="0.569" calcext:value-type="currency">
            <text:p>$0.57</text:p>
          </table:table-cell>
          <table:table-cell table:style-name="ce48" table:formula="of:=[.K65]*[.L$1]" office:value-type="currency" office:currency="USD" office:value="56.9" calcext:value-type="currency">
            <text:p>$56.90</text:p>
          </table:table-cell>
          <table:table-cell table:style-name="ce14" table:formula="of:=[.I6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65]*[.J65]" office:value-type="currency" office:currency="USD" office:value="56.9" calcext:value-type="currency">
            <text:p>$56.900</text:p>
          </table:table-cell>
          <table:table-cell table:formula="of:=MAX(0;([.M65]-[.N6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" calcext:value-type="currency">
            <text:p>$0.800</text:p>
          </table:table-cell>
          <table:table-cell table:style-name="ce48" table:formula="of:=[.J66]*[.I66]" office:value-type="currency" office:currency="USD" office:value="0.8" calcext:value-type="currency">
            <text:p>$0.80</text:p>
          </table:table-cell>
          <table:table-cell table:style-name="ce48" table:formula="of:=[.K66]*[.L$1]" office:value-type="currency" office:currency="USD" office:value="80" calcext:value-type="currency">
            <text:p>$80.0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66]*[.J66]" office:value-type="currency" office:currency="USD" office:value="40" calcext:value-type="currency">
            <text:p>$40.000</text:p>
          </table:table-cell>
          <table:table-cell table:formula="of:=MAX(0;([.M66]-[.N66]))" office:value-type="float" office:value="50" calcext:value-type="float">
            <text:p>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7]*[.I67]" office:value-type="currency" office:currency="USD" office:value="0.437" calcext:value-type="currency">
            <text:p>$0.44</text:p>
          </table:table-cell>
          <table:table-cell table:style-name="ce48" table:formula="of:=[.K67]*[.L$1]" office:value-type="currency" office:currency="USD" office:value="43.7" calcext:value-type="currency">
            <text:p>$43.70</text:p>
          </table:table-cell>
          <table:table-cell table:style-name="ce14" table:formula="of:=[.I67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N67]*[.J67]" office:value-type="currency" office:currency="USD" office:value="26.22" calcext:value-type="currency">
            <text:p>$26.220</text:p>
          </table:table-cell>
          <table:table-cell table:style-name="ce70" table:formula="of:=MAX(0;([.M67]-[.N67]))" office:value-type="float" office:value="40" calcext:value-type="float">
            <text:p>40</text:p>
          </table:table-cell>
          <table:table-cell table:style-name="ce14" table:number-columns-repeated="48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7:.K67])+[.K54]" office:value-type="currency" office:currency="USD" office:value="170.5405" calcext:value-type="currency">
            <text:p>$170.54</text:p>
          </table:table-cell>
          <table:table-cell table:style-name="ce64" table:formula="of:=SUM([.L57:.L67])+[.L54]" office:value-type="currency" office:currency="USD" office:value="17054.05" calcext:value-type="currency">
            <text:p>$17,054.05</text:p>
          </table:table-cell>
          <table:table-cell table:style-name="ce3" table:number-columns-repeated="2"/>
          <table:table-cell table:style-name="ce64" table:formula="of:=SUM([.O57:.O67])+[.O54]" office:value-type="currency" office:currency="USD" office:value="25896.91605" calcext:value-type="currency">
            <text:p>$25,896.92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95" calcext:value-type="currency">
            <text:p>$3.950</text:p>
          </table:table-cell>
          <table:table-cell table:style-name="ce48" table:formula="of:=[.J71]*[.I71]" office:value-type="currency" office:currency="USD" office:value="11.85" calcext:value-type="currency">
            <text:p>$11.85</text:p>
          </table:table-cell>
          <table:table-cell table:style-name="ce48" table:formula="of:=[.K71]*[.L$1]" office:value-type="currency" office:currency="USD" office:value="1185" calcext:value-type="currency">
            <text:p>$1,185.00</text:p>
          </table:table-cell>
          <table:table-cell table:style-name="ce14" table:formula="of:=[.I71]*[.$L$1]" office:value-type="float" office:value="300" calcext:value-type="float">
            <text:p>3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71]*[.J71]" office:value-type="currency" office:currency="USD" office:value="434.5" calcext:value-type="currency">
            <text:p>$434.500</text:p>
          </table:table-cell>
          <table:table-cell table:formula="of:=MAX(0;([.M71]-[.N71]))" office:value-type="float" office:value="190" calcext:value-type="float">
            <text:p>190</text:p>
          </table:table-cell>
          <table:table-cell table:style-name="ce14" office:value-type="string" calcext:value-type="string">
            <text:p>QTY220 on order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2]*[.I72]" office:value-type="currency" office:currency="USD" office:value="9.03" calcext:value-type="currency">
            <text:p>$9.03</text:p>
          </table:table-cell>
          <table:table-cell table:style-name="ce48" table:formula="of:=[.K72]*[.L$1]" office:value-type="currency" office:currency="USD" office:value="903" calcext:value-type="currency">
            <text:p>$903.00</text:p>
          </table:table-cell>
          <table:table-cell table:style-name="ce14" table:formula="of:=[.I72]*[.$L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72]*[.J72]" office:value-type="currency" office:currency="USD" office:value="301" calcext:value-type="currency">
            <text:p>$301.000</text:p>
          </table:table-cell>
          <table:table-cell table:formula="of:=MAX(0;([.M72]-[.N72]))" office:value-type="float" office:value="200" calcext:value-type="float">
            <text:p>20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3]*[.I73]" office:value-type="currency" office:currency="USD" office:value="1.9052" calcext:value-type="currency">
            <text:p>$1.91</text:p>
          </table:table-cell>
          <table:table-cell table:style-name="ce48" table:formula="of:=[.K73]*[.L$1]" office:value-type="currency" office:currency="USD" office:value="190.52" calcext:value-type="currency">
            <text:p>$190.52</text:p>
          </table:table-cell>
          <table:table-cell table:style-name="ce14" table:formula="of:=[.I73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style-name="ce49" table:formula="of:=[.N73]*[.J73]" office:value-type="currency" office:currency="USD" office:value="81.9236" calcext:value-type="currency">
            <text:p>$81.924</text:p>
          </table:table-cell>
          <table:table-cell table:formula="of:=MAX(0;([.M73]-[.N73]))" office:value-type="float" office:value="114" calcext:value-type="float">
            <text:p>114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95" calcext:value-type="currency">
            <text:p>$3.950</text:p>
          </table:table-cell>
          <table:table-cell table:style-name="ce48" table:formula="of:=[.J74]*[.I74]" office:value-type="currency" office:currency="USD" office:value="3.95" calcext:value-type="currency">
            <text:p>$3.95</text:p>
          </table:table-cell>
          <table:table-cell table:style-name="ce48" table:formula="of:=[.K74]*[.L$1]" office:value-type="currency" office:currency="USD" office:value="395" calcext:value-type="currency">
            <text:p>$395.00</text:p>
          </table:table-cell>
          <table:table-cell table:style-name="ce14" table:formula="of:=[.I74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style-name="ce49" table:formula="of:=[.N74]*[.J74]" office:value-type="currency" office:currency="USD" office:value="110.6" calcext:value-type="currency">
            <text:p>$110.600</text:p>
          </table:table-cell>
          <table:table-cell table:formula="of:=MAX(0;([.M74]-[.N74]))" office:value-type="float" office:value="72" calcext:value-type="float">
            <text:p>72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5]*[.I75]" office:value-type="currency" office:currency="USD" office:value="2.236" calcext:value-type="currency">
            <text:p>$2.24</text:p>
          </table:table-cell>
          <table:table-cell table:style-name="ce48" table:formula="of:=[.K75]*[.L$1]" office:value-type="currency" office:currency="USD" office:value="223.6" calcext:value-type="currency">
            <text:p>$223.60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75]*[.J75]" office:value-type="currency" office:currency="USD" office:value="0" calcext:value-type="currency">
            <text:p>$0.000</text:p>
          </table:table-cell>
          <table:table-cell table:formula="of:=MAX(0;([.M75]-[.N75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6]*[.I76]" office:value-type="currency" office:currency="USD" office:value="34.31" calcext:value-type="currency">
            <text:p>$34.31</text:p>
          </table:table-cell>
          <table:table-cell table:style-name="ce48" table:formula="of:=[.K76]*[.L$1]" office:value-type="currency" office:currency="USD" office:value="3431" calcext:value-type="currency">
            <text:p>$3,431.0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94" calcext:value-type="float">
            <text:p>94</text:p>
          </table:table-cell>
          <table:table-cell table:style-name="ce49" table:formula="of:=[.N76]*[.J76]" office:value-type="currency" office:currency="USD" office:value="3225.14" calcext:value-type="currency">
            <text:p>$3,225.140</text:p>
          </table:table-cell>
          <table:table-cell table:style-name="ce70" table:formula="of:=MAX(0;([.M76]-[.N76]))" office:value-type="float" office:value="6" calcext:value-type="float">
            <text:p>6</text:p>
          </table:table-cell>
          <table:table-cell table:style-name="ce14" office:value-type="string" calcext:value-type="string">
            <text:p>QTY23 on order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7]*[.I77]" office:value-type="currency" office:currency="USD" office:value="1.7" calcext:value-type="currency">
            <text:p>$1.70</text:p>
          </table:table-cell>
          <table:table-cell table:style-name="ce48" table:formula="of:=[.K77]*[.L$1]" office:value-type="currency" office:currency="USD" office:value="170" calcext:value-type="currency">
            <text:p>$170.00</text:p>
          </table:table-cell>
          <table:table-cell table:style-name="ce14" table:formula="of:=[.I77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7]*[.J77]" office:value-type="currency" office:currency="USD" office:value="212.5" calcext:value-type="currency">
            <text:p>$212.500</text:p>
          </table:table-cell>
          <table:table-cell table:formula="of:=MAX(0;([.M77]-[.N7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7087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8]*[.I78]" office:value-type="currency" office:currency="USD" office:value="2.28" calcext:value-type="currency">
            <text:p>$2.28</text:p>
          </table:table-cell>
          <table:table-cell table:style-name="ce48" table:formula="of:=[.K78]*[.L$1]" office:value-type="currency" office:currency="USD" office:value="228" calcext:value-type="currency">
            <text:p>$228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8]*[.J78]" office:value-type="currency" office:currency="USD" office:value="285" calcext:value-type="currency">
            <text:p>$285.000</text:p>
          </table:table-cell>
          <table:table-cell table:formula="of:=MAX(0;([.M78]-[.N7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79]*[.I79]" office:value-type="currency" office:currency="USD" office:value="1.12" calcext:value-type="currency">
            <text:p>$1.12</text:p>
          </table:table-cell>
          <table:table-cell table:style-name="ce48" table:formula="of:=[.K79]*[.L$1]" office:value-type="currency" office:currency="USD" office:value="112" calcext:value-type="currency">
            <text:p>$112.00</text:p>
          </table:table-cell>
          <table:table-cell table:style-name="ce14" table:formula="of:=[.I79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style-name="ce49" table:formula="of:=[.N79]*[.J79]" office:value-type="currency" office:currency="USD" office:value="98" calcext:value-type="currency">
            <text:p>$98.000</text:p>
          </table:table-cell>
          <table:table-cell table:formula="of:=MAX(0;([.M79]-[.N79]))" office:value-type="float" office:value="100" calcext:value-type="float">
            <text:p>10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0]*[.I80]" office:value-type="currency" office:currency="USD" office:value="0.78" calcext:value-type="currency">
            <text:p>$0.78</text:p>
          </table:table-cell>
          <table:table-cell table:style-name="ce48" table:formula="of:=[.K80]*[.L$1]" office:value-type="currency" office:currency="USD" office:value="78" calcext:value-type="currency">
            <text:p>$78.00</text:p>
          </table:table-cell>
          <table:table-cell table:style-name="ce14" table:formula="of:=[.I80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0]*[.J80]" office:value-type="currency" office:currency="USD" office:value="74.1" calcext:value-type="currency">
            <text:p>$74.100</text:p>
          </table:table-cell>
          <table:table-cell table:formula="of:=MAX(0;([.M80]-[.N80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1]*[.J81]" office:value-type="currency" office:currency="USD" office:value="74.1" calcext:value-type="currency">
            <text:p>$74.100</text:p>
          </table:table-cell>
          <table:table-cell table:formula="of:=MAX(0;([.M81]-[.N81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style-name="ce49" table:formula="of:=[.N82]*[.J82]" office:value-type="currency" office:currency="USD" office:value="113.1" calcext:value-type="currency">
            <text:p>$113.100</text:p>
          </table:table-cell>
          <table:table-cell table:formula="of:=MAX(0;([.M82]-[.N82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3]*[.J83]" office:value-type="currency" office:currency="USD" office:value="74.1" calcext:value-type="currency">
            <text:p>$74.100</text:p>
          </table:table-cell>
          <table:table-cell table:formula="of:=MAX(0;([.M83]-[.N83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4]*[.I84]" office:value-type="currency" office:currency="USD" office:value="15.99" calcext:value-type="currency">
            <text:p>$15.99</text:p>
          </table:table-cell>
          <table:table-cell table:style-name="ce48" table:formula="of:=[.K84]*[.L$1]" office:value-type="currency" office:currency="USD" office:value="1599" calcext:value-type="currency">
            <text:p>$1,599.00</text:p>
          </table:table-cell>
          <table:table-cell table:style-name="ce14" table:formula="of:=[.I84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style-name="ce49" table:formula="of:=[.N84]*[.J84]" office:value-type="currency" office:currency="USD" office:value="335.79" calcext:value-type="currency">
            <text:p>$335.790</text:p>
          </table:table-cell>
          <table:table-cell table:formula="of:=MAX(0;([.M84]-[.N84]))" office:value-type="float" office:value="79" calcext:value-type="float">
            <text:p>79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5]*[.I85]" office:value-type="currency" office:currency="USD" office:value="1.08" calcext:value-type="currency">
            <text:p>$1.08</text:p>
          </table:table-cell>
          <table:table-cell table:style-name="ce48" table:formula="of:=[.K85]*[.L$1]" office:value-type="currency" office:currency="USD" office:value="108" calcext:value-type="currency">
            <text:p>$108.00</text:p>
          </table:table-cell>
          <table:table-cell table:style-name="ce14" table:formula="of:=[.I85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85]*[.J85]" office:value-type="currency" office:currency="USD" office:value="108" calcext:value-type="currency">
            <text:p>$108.000</text:p>
          </table:table-cell>
          <table:table-cell table:formula="of:=MAX(0;([.M85]-[.N8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6]*[.I86]" office:value-type="currency" office:currency="USD" office:value="0.432" calcext:value-type="currency">
            <text:p>$0.43</text:p>
          </table:table-cell>
          <table:table-cell table:style-name="ce48" table:formula="of:=[.K86]*[.L$1]" office:value-type="currency" office:currency="USD" office:value="43.2" calcext:value-type="currency">
            <text:p>$43.2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style-name="ce49" table:formula="of:=[.N86]*[.J86]" office:value-type="currency" office:currency="USD" office:value="46.8" calcext:value-type="currency">
            <text:p>$46.800</text:p>
          </table:table-cell>
          <table:table-cell table:formula="of:=MAX(0;([.M86]-[.N8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7]*[.I87]" office:value-type="currency" office:currency="USD" office:value="4.8" calcext:value-type="currency">
            <text:p>$4.80</text:p>
          </table:table-cell>
          <table:table-cell table:style-name="ce48" table:formula="of:=[.K87]*[.L$1]" office:value-type="currency" office:currency="USD" office:value="480" calcext:value-type="currency">
            <text:p>$480.00</text:p>
          </table:table-cell>
          <table:table-cell table:style-name="ce14" table:formula="of:=[.I87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style-name="ce49" table:formula="of:=[.N87]*[.J87]" office:value-type="currency" office:currency="USD" office:value="151.2" calcext:value-type="currency">
            <text:p>$151.200</text:p>
          </table:table-cell>
          <table:table-cell table:formula="of:=MAX(0;([.M87]-[.N87]))" office:value-type="float" office:value="137" calcext:value-type="float">
            <text:p>137</text:p>
          </table:table-cell>
          <table:table-cell table:style-name="ce14" office:value-type="string" calcext:value-type="string">
            <text:p>QTY60 expected November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8]*[.I88]" office:value-type="currency" office:currency="USD" office:value="0.8" calcext:value-type="currency">
            <text:p>$0.80</text:p>
          </table:table-cell>
          <table:table-cell table:style-name="ce48" table:formula="of:=[.K88]*[.L$1]" office:value-type="currency" office:currency="USD" office:value="80" calcext:value-type="currency">
            <text:p>$80.00</text:p>
          </table:table-cell>
          <table:table-cell table:style-name="ce14" table:formula="of:=[.I88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88]*[.J88]" office:value-type="currency" office:currency="USD" office:value="40" calcext:value-type="currency">
            <text:p>$40.000</text:p>
          </table:table-cell>
          <table:table-cell table:formula="of:=MAX(0;([.M88]-[.N88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89]*[.I89]" office:value-type="currency" office:currency="USD" office:value="0.72" calcext:value-type="currency">
            <text:p>$0.72</text:p>
          </table:table-cell>
          <table:table-cell table:style-name="ce48" table:formula="of:=[.K89]*[.L$1]" office:value-type="currency" office:currency="USD" office:value="72" calcext:value-type="currency">
            <text:p>$72.00</text:p>
          </table:table-cell>
          <table:table-cell table:style-name="ce14" table:formula="of:=[.I89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89]*[.J89]" office:value-type="currency" office:currency="USD" office:value="180" calcext:value-type="currency">
            <text:p>$180.000</text:p>
          </table:table-cell>
          <table:table-cell table:formula="of:=MAX(0;([.M89]-[.N8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19.8276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0]*[.I90]" office:value-type="currency" office:currency="USD" office:value="0.201" calcext:value-type="currency">
            <text:p>$0.20</text:p>
          </table:table-cell>
          <table:table-cell table:style-name="ce48" table:formula="of:=[.K90]*[.L$1]" office:value-type="currency" office:currency="USD" office:value="20.1" calcext:value-type="currency">
            <text:p>$20.10</text:p>
          </table:table-cell>
          <table:table-cell table:style-name="ce14" table:formula="of:=[.I90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90]*[.J90]" office:value-type="currency" office:currency="USD" office:value="40.2" calcext:value-type="currency">
            <text:p>$40.200</text:p>
          </table:table-cell>
          <table:table-cell table:formula="of:=MAX(0;([.M90]-[.N9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1]*[.I91]" office:value-type="currency" office:currency="USD" office:value="0.8091" calcext:value-type="currency">
            <text:p>$0.81</text:p>
          </table:table-cell>
          <table:table-cell table:style-name="ce48" table:formula="of:=[.K91]*[.L$1]" office:value-type="currency" office:currency="USD" office:value="80.91" calcext:value-type="currency">
            <text:p>$80.91</text:p>
          </table:table-cell>
          <table:table-cell table:style-name="ce14" table:formula="of:=[.I91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1]*[.J91]" office:value-type="currency" office:currency="USD" office:value="44.95" calcext:value-type="currency">
            <text:p>$44.950</text:p>
          </table:table-cell>
          <table:table-cell table:formula="of:=MAX(0;([.M91]-[.N91]))" office:value-type="float" office:value="400" calcext:value-type="float">
            <text:p>4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2]*[.I92]" office:value-type="currency" office:currency="USD" office:value="1.2588" calcext:value-type="currency">
            <text:p>$1.26</text:p>
          </table:table-cell>
          <table:table-cell table:style-name="ce48" table:formula="of:=[.K92]*[.L$1]" office:value-type="currency" office:currency="USD" office:value="125.88" calcext:value-type="currency">
            <text:p>$125.88</text:p>
          </table:table-cell>
          <table:table-cell table:style-name="ce14" table:formula="of:=[.I92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2]*[.J92]" office:value-type="currency" office:currency="USD" office:value="52.45" calcext:value-type="currency">
            <text:p>$52.450</text:p>
          </table:table-cell>
          <table:table-cell table:formula="of:=MAX(0;([.M92]-[.N92]))" office:value-type="float" office:value="700" calcext:value-type="float">
            <text:p>7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3]*[.I93]" office:value-type="currency" office:currency="USD" office:value="0.725" calcext:value-type="currency">
            <text:p>$0.73</text:p>
          </table:table-cell>
          <table:table-cell table:style-name="ce48" table:formula="of:=[.K93]*[.L$1]" office:value-type="currency" office:currency="USD" office:value="72.5" calcext:value-type="currency">
            <text:p>$72.50</text:p>
          </table:table-cell>
          <table:table-cell table:style-name="ce14" table:formula="of:=[.I93]*[.$L$1]" office:value-type="float" office:value="2900" calcext:value-type="float">
            <text:p>29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93]*[.J93]" office:value-type="currency" office:currency="USD" office:value="25" calcext:value-type="currency">
            <text:p>$25.000</text:p>
          </table:table-cell>
          <table:table-cell table:formula="of:=MAX(0;([.M93]-[.N93]))" office:value-type="float" office:value="1900" calcext:value-type="float">
            <text:p>19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4]*[.I94]" office:value-type="currency" office:currency="USD" office:value="0.948" calcext:value-type="currency">
            <text:p>$0.95</text:p>
          </table:table-cell>
          <table:table-cell table:style-name="ce48" table:formula="of:=[.K94]*[.L$1]" office:value-type="currency" office:currency="USD" office:value="94.8" calcext:value-type="currency">
            <text:p>$94.80</text:p>
          </table:table-cell>
          <table:table-cell table:style-name="ce14" table:formula="of:=[.I94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style-name="ce49" table:formula="of:=[.N94]*[.J94]" office:value-type="currency" office:currency="USD" office:value="313.63" calcext:value-type="currency">
            <text:p>$313.630</text:p>
          </table:table-cell>
          <table:table-cell table:formula="of:=MAX(0;([.M94]-[.N9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5]*[.I95]" office:value-type="currency" office:currency="USD" office:value="0.35" calcext:value-type="currency">
            <text:p>$0.35</text:p>
          </table:table-cell>
          <table:table-cell table:style-name="ce48" table:formula="of:=[.K95]*[.L$1]" office:value-type="currency" office:currency="USD" office:value="35" calcext:value-type="currency">
            <text:p>$35.00</text:p>
          </table:table-cell>
          <table:table-cell table:style-name="ce14" table:formula="of:=[.I95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style-name="ce49" table:formula="of:=[.N95]*[.J95]" office:value-type="currency" office:currency="USD" office:value="40" calcext:value-type="currency">
            <text:p>$40.000</text:p>
          </table:table-cell>
          <table:table-cell table:formula="of:=MAX(0;([.M95]-[.N9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6]*[.I96]" office:value-type="currency" office:currency="USD" office:value="0.5872" calcext:value-type="currency">
            <text:p>$0.59</text:p>
          </table:table-cell>
          <table:table-cell table:style-name="ce48" table:formula="of:=[.K96]*[.L$1]" office:value-type="currency" office:currency="USD" office:value="58.72" calcext:value-type="currency">
            <text:p>$58.72</text:p>
          </table:table-cell>
          <table:table-cell table:style-name="ce14" table:formula="of:=[.I96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N96]*[.J96]" office:value-type="currency" office:currency="USD" office:value="17.616" calcext:value-type="currency">
            <text:p>$17.616</text:p>
          </table:table-cell>
          <table:table-cell table:formula="of:=MAX(0;([.M96]-[.N96]))" office:value-type="float" office:value="280" calcext:value-type="float">
            <text:p>280</text:p>
          </table:table-cell>
          <table:table-cell table:style-name="ce14" office:value-type="string" calcext:value-type="string">
            <text:p>Ben ordering QTY1000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1" calcext:value-type="currency">
            <text:p>$0.510</text:p>
          </table:table-cell>
          <table:table-cell table:style-name="ce48" table:formula="of:=[.J97]*[.I97]" office:value-type="currency" office:currency="USD" office:value="0.51" calcext:value-type="currency">
            <text:p>$0.51</text:p>
          </table:table-cell>
          <table:table-cell table:style-name="ce48" table:formula="of:=[.K97]*[.L$1]" office:value-type="currency" office:currency="USD" office:value="51" calcext:value-type="currency">
            <text:p>$51.00</text:p>
          </table:table-cell>
          <table:table-cell table:style-name="ce14" table:formula="of:=[.I9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97]*[.J97]" office:value-type="currency" office:currency="USD" office:value="51" calcext:value-type="currency">
            <text:p>$51.000</text:p>
          </table:table-cell>
          <table:table-cell table:formula="of:=MAX(0;([.M97]-[.N9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8]*[.I98]" office:value-type="currency" office:currency="USD" office:value="2.071" calcext:value-type="currency">
            <text:p>$2.07</text:p>
          </table:table-cell>
          <table:table-cell table:style-name="ce48" table:formula="of:=[.K98]*[.L$1]" office:value-type="currency" office:currency="USD" office:value="207.1" calcext:value-type="currency">
            <text:p>$207.10</text:p>
          </table:table-cell>
          <table:table-cell table:style-name="ce14" table:formula="of:=[.I98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style-name="ce49" table:formula="of:=[.N98]*[.J98]" office:value-type="currency" office:currency="USD" office:value="284.5554" calcext:value-type="currency">
            <text:p>$284.555</text:p>
          </table:table-cell>
          <table:table-cell table:formula="of:=MAX(0;([.M98]-[.N9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99]*[.I99]" office:value-type="currency" office:currency="USD" office:value="0" calcext:value-type="currency">
            <text:p>$0.00</text:p>
          </table:table-cell>
          <table:table-cell table:style-name="ce48" table:formula="of:=[.K99]*[.L$1]" office:value-type="currency" office:currency="USD" office:value="0" calcext:value-type="currency">
            <text:p>$0.00</text:p>
          </table:table-cell>
          <table:table-cell table:style-name="ce14" table:formula="of:=[.I99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style-name="ce49" table:formula="of:=[.N99]*[.J99]" office:value-type="currency" office:currency="USD" office:value="207.36" calcext:value-type="currency">
            <text:p>$207.360</text:p>
          </table:table-cell>
          <table:table-cell table:formula="of:=MAX(0;([.M99]-[.N9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Safety Cover</text:p>
          </table:table-cell>
          <table:table-cell table:style-name="ce31"/>
          <table:table-cell table:style-name="ce14" office:value-type="string" calcext:value-type="string">
            <text:p>Hall Precisi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42" office:value-type="currency" office:currency="USD" office:value="27.25" calcext:value-type="currency">
            <text:p>$27.250</text:p>
          </table:table-cell>
          <table:table-cell table:style-name="ce48" table:formula="of:=[.J100]*[.I100]" office:value-type="currency" office:currency="USD" office:value="27.25" calcext:value-type="currency">
            <text:p>$27.25</text:p>
          </table:table-cell>
          <table:table-cell table:style-name="ce48" table:formula="of:=[.K100]*[.L$1]" office:value-type="currency" office:currency="USD" office:value="2725" calcext:value-type="currency">
            <text:p>$2,725.00</text:p>
          </table:table-cell>
          <table:table-cell table:style-name="ce14" table:formula="of:=[.I100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00]*[.J100]" office:value-type="currency" office:currency="USD" office:value="0" calcext:value-type="currency">
            <text:p>$0.000</text:p>
          </table:table-cell>
          <table:table-cell table:formula="of:=MAX(0;([.M100]-[.N100]))" office:value-type="float" office:value="100" calcext:value-type="float">
            <text:p>10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1]*[.I101]" office:value-type="currency" office:currency="USD" office:value="27.15" calcext:value-type="currency">
            <text:p>$27.15</text:p>
          </table:table-cell>
          <table:table-cell table:style-name="ce48" table:formula="of:=[.K101]*[.L$1]" office:value-type="currency" office:currency="USD" office:value="2715" calcext:value-type="currency">
            <text:p>$2,715.00</text:p>
          </table:table-cell>
          <table:table-cell table:style-name="ce14" table:formula="of:=[.I101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style-name="ce49" table:formula="of:=[.N101]*[.J101]" office:value-type="currency" office:currency="USD" office:value="1375.6" calcext:value-type="currency">
            <text:p>$1,375.600</text:p>
          </table:table-cell>
          <table:table-cell table:formula="of:=MAX(0;([.M101]-[.N101]))" office:value-type="float" office:value="148" calcext:value-type="float">
            <text:p>148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2]*[.I102]" office:value-type="currency" office:currency="USD" office:value="0.04" calcext:value-type="currency">
            <text:p>$0.04</text:p>
          </table:table-cell>
          <table:table-cell table:style-name="ce48" table:formula="of:=[.K102]*[.L$1]" office:value-type="currency" office:currency="USD" office:value="4" calcext:value-type="currency">
            <text:p>$4.00</text:p>
          </table:table-cell>
          <table:table-cell table:style-name="ce14" table:formula="of:=[.I102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102]*[.J102]" office:value-type="currency" office:currency="USD" office:value="20" calcext:value-type="currency">
            <text:p>$20.000</text:p>
          </table:table-cell>
          <table:table-cell table:formula="of:=MAX(0;([.M102]-[.N102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3]*[.I103]" office:value-type="currency" office:currency="USD" office:value="0.65" calcext:value-type="currency">
            <text:p>$0.65</text:p>
          </table:table-cell>
          <table:table-cell table:style-name="ce48" table:formula="of:=[.K103]*[.L$1]" office:value-type="currency" office:currency="USD" office:value="65" calcext:value-type="currency">
            <text:p>$65.00</text:p>
          </table:table-cell>
          <table:table-cell table:style-name="ce14" table:formula="of:=[.I103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3]*[.J103]" office:value-type="currency" office:currency="USD" office:value="78" calcext:value-type="currency">
            <text:p>$78.000</text:p>
          </table:table-cell>
          <table:table-cell table:formula="of:=MAX(0;([.M103]-[.N103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4]*[.J104]" office:value-type="currency" office:currency="USD" office:value="78" calcext:value-type="currency">
            <text:p>$78.000</text:p>
          </table:table-cell>
          <table:table-cell table:formula="of:=MAX(0;([.M104]-[.N104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26" calcext:value-type="currency">
            <text:p>$0.26</text:p>
          </table:table-cell>
          <table:table-cell table:style-name="ce48" table:formula="of:=[.K105]*[.L$1]" office:value-type="currency" office:currency="USD" office:value="26" calcext:value-type="currency">
            <text:p>$26.00</text:p>
          </table:table-cell>
          <table:table-cell table:style-name="ce14" table:formula="of:=[.I10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5]*[.J105]" office:value-type="currency" office:currency="USD" office:value="26" calcext:value-type="currency">
            <text:p>$26.000</text:p>
          </table:table-cell>
          <table:table-cell table:formula="of:=MAX(0;([.M105]-[.N105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6]*[.J106]" office:value-type="currency" office:currency="USD" office:value="26" calcext:value-type="currency">
            <text:p>$26.000</text:p>
          </table:table-cell>
          <table:table-cell table:formula="of:=MAX(0;([.M106]-[.N106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7]*[.I107]" office:value-type="currency" office:currency="USD" office:value="0.192" calcext:value-type="currency">
            <text:p>$0.19</text:p>
          </table:table-cell>
          <table:table-cell table:style-name="ce48" table:formula="of:=[.K107]*[.L$1]" office:value-type="currency" office:currency="USD" office:value="19.2" calcext:value-type="currency">
            <text:p>$19.20</text:p>
          </table:table-cell>
          <table:table-cell table:style-name="ce14" table:formula="of:=[.I107]*[.$L$1]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7]*[.J107]" office:value-type="currency" office:currency="USD" office:value="28.8" calcext:value-type="currency">
            <text:p>$28.800</text:p>
          </table:table-cell>
          <table:table-cell table:formula="of:=MAX(0;([.M107]-[.N107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8]*[.I108]" office:value-type="currency" office:currency="USD" office:value="4.98" calcext:value-type="currency">
            <text:p>$4.98</text:p>
          </table:table-cell>
          <table:table-cell table:style-name="ce48" table:formula="of:=[.K108]*[.L$1]" office:value-type="currency" office:currency="USD" office:value="498" calcext:value-type="currency">
            <text:p>$498.00</text:p>
          </table:table-cell>
          <table:table-cell table:style-name="ce14" table:formula="of:=[.I108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style-name="ce49" table:formula="of:=[.N108]*[.J108]" office:value-type="currency" office:currency="USD" office:value="547.8" calcext:value-type="currency">
            <text:p>$547.800</text:p>
          </table:table-cell>
          <table:table-cell table:formula="of:=MAX(0;([.M108]-[.N10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09]*[.I109]" office:value-type="currency" office:currency="USD" office:value="1.0488" calcext:value-type="currency">
            <text:p>$1.05</text:p>
          </table:table-cell>
          <table:table-cell table:style-name="ce48" table:formula="of:=[.K109]*[.L$1]" office:value-type="currency" office:currency="USD" office:value="104.88" calcext:value-type="currency">
            <text:p>$104.88</text:p>
          </table:table-cell>
          <table:table-cell table:style-name="ce14" table:formula="of:=[.I109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style-name="ce49" table:formula="of:=[.N109]*[.J109]" office:value-type="currency" office:currency="USD" office:value="188.784" calcext:value-type="currency">
            <text:p>$188.784</text:p>
          </table:table-cell>
          <table:table-cell table:formula="of:=MAX(0;([.M109]-[.N10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excellent substitute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0]*[.I110]" office:value-type="currency" office:currency="USD" office:value="2.1488" calcext:value-type="currency">
            <text:p>$2.15</text:p>
          </table:table-cell>
          <table:table-cell table:style-name="ce48" table:formula="of:=[.K110]*[.L$1]" office:value-type="currency" office:currency="USD" office:value="214.88" calcext:value-type="currency">
            <text:p>$21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110]*[.J110]" office:value-type="currency" office:currency="USD" office:value="118.184" calcext:value-type="currency">
            <text:p>$118.184</text:p>
          </table:table-cell>
          <table:table-cell table:formula="of:=MAX(0;([.M110]-[.N110]))" office:value-type="float" office:value="90" calcext:value-type="float">
            <text:p>9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922in" svg:y="24.3555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6972in" svg:y="24.3697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1]*[.I111]" office:value-type="currency" office:currency="USD" office:value="2.0394" calcext:value-type="currency">
            <text:p>$2.04</text:p>
          </table:table-cell>
          <table:table-cell table:style-name="ce48" table:formula="of:=[.K111]*[.L$1]" office:value-type="currency" office:currency="USD" office:value="203.94" calcext:value-type="currency">
            <text:p>$203.94</text:p>
          </table:table-cell>
          <table:table-cell table:style-name="ce14" table:formula="of:=[.I111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style-name="ce49" table:formula="of:=[.N111]*[.J111]" office:value-type="currency" office:currency="USD" office:value="135.96" calcext:value-type="currency">
            <text:p>$135.960</text:p>
          </table:table-cell>
          <table:table-cell table:formula="of:=MAX(0;([.M111]-[.N111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5224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922in" svg:y="24.5476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6972in" svg:y="24.547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2]*[.I112]" office:value-type="currency" office:currency="USD" office:value="8.61" calcext:value-type="currency">
            <text:p>$8.61</text:p>
          </table:table-cell>
          <table:table-cell table:style-name="ce48" table:formula="of:=[.K112]*[.L$1]" office:value-type="currency" office:currency="USD" office:value="861" calcext:value-type="currency">
            <text:p>$861.00</text:p>
          </table:table-cell>
          <table:table-cell table:style-name="ce14" table:formula="of:=[.I112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style-name="ce49" table:formula="of:=[.N112]*[.J112]" office:value-type="currency" office:currency="USD" office:value="619.92" calcext:value-type="currency">
            <text:p>$619.920</text:p>
          </table:table-cell>
          <table:table-cell table:formula="of:=MAX(0;([.M112]-[.N112]))" office:value-type="float" office:value="196" calcext:value-type="float">
            <text:p>196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3]*[.I113]" office:value-type="currency" office:currency="USD" office:value="0.07" calcext:value-type="currency">
            <text:p>$0.07</text:p>
          </table:table-cell>
          <table:table-cell table:style-name="ce48" table:formula="of:=[.K113]*[.L$1]" office:value-type="currency" office:currency="USD" office:value="7" calcext:value-type="currency">
            <text:p>$7.00</text:p>
          </table:table-cell>
          <table:table-cell table:style-name="ce14" table:formula="of:=[.I113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13]*[.J113]" office:value-type="currency" office:currency="USD" office:value="35" calcext:value-type="currency">
            <text:p>$35.000</text:p>
          </table:table-cell>
          <table:table-cell table:formula="of:=MAX(0;([.M113]-[.N11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4]*[.I114]" office:value-type="currency" office:currency="USD" office:value="0.35" calcext:value-type="currency">
            <text:p>$0.35</text:p>
          </table:table-cell>
          <table:table-cell table:style-name="ce48" table:formula="of:=[.K114]*[.L$1]" office:value-type="currency" office:currency="USD" office:value="35" calcext:value-type="currency">
            <text:p>$35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N114]*[.J114]" office:value-type="currency" office:currency="USD" office:value="7" calcext:value-type="currency">
            <text:p>$7.000</text:p>
          </table:table-cell>
          <table:table-cell table:formula="of:=MAX(0;([.M114]-[.N114]))" office:value-type="float" office:value="80" calcext:value-type="float">
            <text:p>8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7091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5]*[.I115]" office:value-type="currency" office:currency="USD" office:value="4.24" calcext:value-type="currency">
            <text:p>$4.24</text:p>
          </table:table-cell>
          <table:table-cell table:style-name="ce48" table:formula="of:=[.K115]*[.L$1]" office:value-type="currency" office:currency="USD" office:value="424" calcext:value-type="currency">
            <text:p>$424.00</text:p>
          </table:table-cell>
          <table:table-cell table:style-name="ce14" table:formula="of:=[.I115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15]*[.J115]" office:value-type="currency" office:currency="USD" office:value="212" calcext:value-type="currency">
            <text:p>$212.000</text:p>
          </table:table-cell>
          <table:table-cell table:formula="of:=MAX(0;([.M115]-[.N115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5.8874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6]*[.I116]" office:value-type="currency" office:currency="USD" office:value="4.52" calcext:value-type="currency">
            <text:p>$4.52</text:p>
          </table:table-cell>
          <table:table-cell table:style-name="ce48" table:formula="of:=[.K116]*[.L$1]" office:value-type="currency" office:currency="USD" office:value="452" calcext:value-type="currency">
            <text:p>$452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116]*[.J116]" office:value-type="currency" office:currency="USD" office:value="113" calcext:value-type="currency">
            <text:p>$113.000</text:p>
          </table:table-cell>
          <table:table-cell table:formula="of:=MAX(0;([.M116]-[.N116]))" office:value-type="float" office:value="150" calcext:value-type="float">
            <text:p>1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7]*[.I117]" office:value-type="currency" office:currency="USD" office:value="0.6654" calcext:value-type="currency">
            <text:p>$0.67</text:p>
          </table:table-cell>
          <table:table-cell table:style-name="ce48" table:formula="of:=[.K117]*[.L$1]" office:value-type="currency" office:currency="USD" office:value="66.54" calcext:value-type="currency">
            <text:p>$66.54</text:p>
          </table:table-cell>
          <table:table-cell table:style-name="ce14" table:formula="of:=[.I117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7]*[.J117]" office:value-type="currency" office:currency="USD" office:value="33.27" calcext:value-type="currency">
            <text:p>$33.270</text:p>
          </table:table-cell>
          <table:table-cell table:formula="of:=MAX(0;([.M117]-[.N117]))" office:value-type="float" office:value="1" calcext:value-type="float">
            <text:p>1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8]*[.I118]" office:value-type="currency" office:currency="USD" office:value="0.4942" calcext:value-type="currency">
            <text:p>$0.49</text:p>
          </table:table-cell>
          <table:table-cell table:style-name="ce48" table:formula="of:=[.K118]*[.L$1]" office:value-type="currency" office:currency="USD" office:value="49.42" calcext:value-type="currency">
            <text:p>$49.42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8]*[.J118]" office:value-type="currency" office:currency="USD" office:value="24.71" calcext:value-type="currency">
            <text:p>$24.710</text:p>
          </table:table-cell>
          <table:table-cell table:formula="of:=MAX(0;([.M118]-[.N118]))" office:value-type="float" office:value="1" calcext:value-type="float">
            <text:p>1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19]*[.I119]" office:value-type="currency" office:currency="USD" office:value="1.05852" calcext:value-type="currency">
            <text:p>$1.06</text:p>
          </table:table-cell>
          <table:table-cell table:style-name="ce48" table:formula="of:=[.K119]*[.L$1]" office:value-type="currency" office:currency="USD" office:value="105.852" calcext:value-type="currency">
            <text:p>$105.85</text:p>
          </table:table-cell>
          <table:table-cell table:style-name="ce14" table:formula="of:=[.I119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19]*[.J119]" office:value-type="currency" office:currency="USD" office:value="47.6334" calcext:value-type="currency">
            <text:p>$47.633</text:p>
          </table:table-cell>
          <table:table-cell table:formula="of:=MAX(0;([.M119]-[.N119]))" office:value-type="float" office:value="110" calcext:value-type="float">
            <text:p>110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0]*[.I120]" office:value-type="currency" office:currency="USD" office:value="1.2726" calcext:value-type="currency">
            <text:p>$1.27</text:p>
          </table:table-cell>
          <table:table-cell table:style-name="ce48" table:formula="of:=[.K120]*[.L$1]" office:value-type="currency" office:currency="USD" office:value="127.26" calcext:value-type="currency">
            <text:p>$127.26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20]*[.J120]" office:value-type="currency" office:currency="USD" office:value="57.267" calcext:value-type="currency">
            <text:p>$57.267</text:p>
          </table:table-cell>
          <table:table-cell table:formula="of:=MAX(0;([.M120]-[.N120]))" office:value-type="float" office:value="110" calcext:value-type="float">
            <text:p>11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Ribbon Cable Sleeving</text:p>
          </table:table-cell>
          <table:table-cell table:style-name="ce31" office:value-type="string" calcext:value-type="string">
            <text:p>Cabletiesandmore</text:p>
          </table:table-cell>
          <table:table-cell table:style-name="ce14" office:value-type="string" calcext:value-type="string">
            <text:p>F6Z1.00-50 (TechFlex F6 Flat 1"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" office:value-type="float" office:value="1" calcext:value-type="float">
            <office:annotation draw:style-name="gr2" draw:text-style-name="P2" svg:width="1.1413in" svg:height="0.7083in" svg:x="9.922in" svg:y="27.1008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42" table:formula="of:=1.31" office:value-type="currency" office:currency="USD" office:value="1.31" calcext:value-type="currency">
            <text:p>$1.310</text:p>
          </table:table-cell>
          <table:table-cell table:style-name="ce48" table:formula="of:=[.J121]*[.I121]" office:value-type="currency" office:currency="USD" office:value="1.31" calcext:value-type="currency">
            <text:p>$1.31</text:p>
          </table:table-cell>
          <table:table-cell table:style-name="ce48" table:formula="of:=[.K121]*[.L$1]" office:value-type="currency" office:currency="USD" office:value="131" calcext:value-type="currency">
            <text:p>$131.00</text:p>
          </table:table-cell>
          <table:table-cell table:style-name="ce14" table:formula="of:=[.I121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1]*[.J121]" office:value-type="currency" office:currency="USD" office:value="131" calcext:value-type="currency">
            <text:p>$131.000</text:p>
          </table:table-cell>
          <table:table-cell table:formula="of:=MAX(0;([.M121]-[.N12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2]*[.I122]" office:value-type="currency" office:currency="USD" office:value="0.228" calcext:value-type="currency">
            <text:p>$0.23</text:p>
          </table:table-cell>
          <table:table-cell table:style-name="ce48" table:formula="of:=[.K122]*[.L$1]" office:value-type="currency" office:currency="USD" office:value="22.8" calcext:value-type="currency">
            <text:p>$22.80</text:p>
          </table:table-cell>
          <table:table-cell table:style-name="ce14" table:formula="of:=[.I122]*[.$L$1]" office:value-type="float" office:value="600" calcext:value-type="float">
            <text:p>6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22]*[.J122]" office:value-type="currency" office:currency="USD" office:value="19" calcext:value-type="currency">
            <text:p>$19.000</text:p>
          </table:table-cell>
          <table:table-cell table:formula="of:=MAX(0;([.M122]-[.N122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3]*[.I123]" office:value-type="currency" office:currency="USD" office:value="0.088" calcext:value-type="currency">
            <text:p>$0.09</text:p>
          </table:table-cell>
          <table:table-cell table:style-name="ce48" table:formula="of:=[.K123]*[.L$1]" office:value-type="currency" office:currency="USD" office:value="8.8" calcext:value-type="currency">
            <text:p>$8.80</text:p>
          </table:table-cell>
          <table:table-cell table:style-name="ce14" table:formula="of:=[.I123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3]*[.J123]" office:value-type="currency" office:currency="USD" office:value="4.4" calcext:value-type="currency">
            <text:p>$4.400</text:p>
          </table:table-cell>
          <table:table-cell table:formula="of:=MAX(0;([.M123]-[.N123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2" calcext:value-type="currency">
            <text:p>$2.000</text:p>
          </table:table-cell>
          <table:table-cell table:style-name="ce48" table:formula="of:=[.J124]*[.I124]" office:value-type="currency" office:currency="USD" office:value="2" calcext:value-type="currency">
            <text:p>$2.00</text:p>
          </table:table-cell>
          <table:table-cell table:style-name="ce48" table:formula="of:=[.K124]*[.L$1]" office:value-type="currency" office:currency="USD" office:value="200" calcext:value-type="currency">
            <text:p>$200.00</text:p>
          </table:table-cell>
          <table:table-cell table:style-name="ce14" table:formula="of:=[.I124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4]*[.J124]" office:value-type="currency" office:currency="USD" office:value="0" calcext:value-type="currency">
            <text:p>$0.000</text:p>
          </table:table-cell>
          <table:table-cell table:formula="of:=MAX(0;([.M124]-[.N124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5]*[.I125]" office:value-type="currency" office:currency="USD" office:value="0" calcext:value-type="currency">
            <text:p>$0.00</text:p>
          </table:table-cell>
          <table:table-cell table:style-name="ce48" table:formula="of:=[.K125]*[.L$1]" office:value-type="currency" office:currency="USD" office:value="0" calcext:value-type="currency">
            <text:p>$0.00</text:p>
          </table:table-cell>
          <table:table-cell table:style-name="ce14" table:formula="of:=[.I125]*[.$L$1]" office:value-type="float" office:value="800" calcext:value-type="float">
            <text:p>800</text:p>
          </table:table-cell>
          <table:table-cell table:style-name="ce14" office:value-type="float" office:value="5" calcext:value-type="float">
            <text:p>5</text:p>
          </table:table-cell>
          <table:table-cell table:style-name="ce49" table:formula="of:=[.N125]*[.J125]" office:value-type="currency" office:currency="USD" office:value="0" calcext:value-type="currency">
            <text:p>$0.000</text:p>
          </table:table-cell>
          <table:table-cell table:formula="of:=MAX(0;([.M125]-[.N125]))" office:value-type="float" office:value="795" calcext:value-type="float">
            <text:p>795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6]*[.J126]" office:value-type="currency" office:currency="USD" office:value="0" calcext:value-type="currency">
            <text:p>$0.000</text:p>
          </table:table-cell>
          <table:table-cell table:formula="of:=MAX(0;([.M126]-[.N126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6.5" calcext:value-type="currency">
            <text:p>$6.500</text:p>
          </table:table-cell>
          <table:table-cell table:style-name="ce48" table:formula="of:=[.J127]*[.I127]" office:value-type="currency" office:currency="USD" office:value="6.5" calcext:value-type="currency">
            <text:p>$6.50</text:p>
          </table:table-cell>
          <table:table-cell table:style-name="ce48" table:formula="of:=[.K127]*[.L$1]" office:value-type="currency" office:currency="USD" office:value="650" calcext:value-type="currency">
            <text:p>$650.00</text:p>
          </table:table-cell>
          <table:table-cell table:style-name="ce14" table:formula="of:=[.I127]*[.$L$1]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style-name="ce49" table:formula="of:=[.N127]*[.J127]" office:value-type="currency" office:currency="USD" office:value="13" calcext:value-type="currency">
            <text:p>$13.000</text:p>
          </table:table-cell>
          <table:table-cell table:formula="of:=MAX(0;([.M127]-[.N127]))" office:value-type="float" office:value="98" calcext:value-type="float">
            <text:p>98</text:p>
          </table:table-cell>
          <table:table-cell table:style-name="ce14" table:number-columns-repeated="48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8]*[.I128]" office:value-type="currency" office:currency="USD" office:value="0.7" calcext:value-type="currency">
            <text:p>$0.70</text:p>
          </table:table-cell>
          <table:table-cell table:style-name="ce48" table:formula="of:=[.K128]*[.L$1]" office:value-type="currency" office:currency="USD" office:value="70" calcext:value-type="currency">
            <text:p>$70.00</text:p>
          </table:table-cell>
          <table:table-cell table:style-name="ce14" table:formula="of:=[.I128]*[.$L$1]" office:value-type="float" office:value="200" calcext:value-type="float">
            <text:p>200</text:p>
          </table:table-cell>
          <table:table-cell table:style-name="ce14" office:value-type="float" office:value="150" calcext:value-type="float">
            <text:p>150</text:p>
          </table:table-cell>
          <table:table-cell table:style-name="ce49" table:formula="of:=[.N128]*[.J128]" office:value-type="currency" office:currency="USD" office:value="52.5" calcext:value-type="currency">
            <text:p>$52.500</text:p>
          </table:table-cell>
          <table:table-cell table:formula="of:=MAX(0;([.M128]-[.N128]))" office:value-type="float" office:value="50" calcext:value-type="float">
            <text:p>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29]*[.I129]" office:value-type="currency" office:currency="USD" office:value="1.27015" calcext:value-type="currency">
            <text:p>$1.27</text:p>
          </table:table-cell>
          <table:table-cell table:style-name="ce48" table:formula="of:=[.K129]*[.L$1]" office:value-type="currency" office:currency="USD" office:value="127.015" calcext:value-type="currency">
            <text:p>$127.02</text:p>
          </table:table-cell>
          <table:table-cell table:style-name="ce14" table:formula="of:=[.I12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9]*[.J129]" office:value-type="currency" office:currency="USD" office:value="127.015" calcext:value-type="currency">
            <text:p>$127.015</text:p>
          </table:table-cell>
          <table:table-cell table:formula="of:=MAX(0;([.M129]-[.N12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30]*[.I130]" office:value-type="currency" office:currency="USD" office:value="0.1937" calcext:value-type="currency">
            <text:p>$0.19</text:p>
          </table:table-cell>
          <table:table-cell table:style-name="ce48" table:formula="of:=[.K130]*[.L$1]" office:value-type="currency" office:currency="USD" office:value="19.37" calcext:value-type="currency">
            <text:p>$19.37</text:p>
          </table:table-cell>
          <table:table-cell table:style-name="ce14" table:formula="of:=[.I130]*[.$L$1]" office:value-type="float" office:value="100" calcext:value-type="float">
            <text:p>1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0]*[.J130]" office:value-type="currency" office:currency="USD" office:value="38.74" calcext:value-type="currency">
            <text:p>$38.740</text:p>
          </table:table-cell>
          <table:table-cell table:formula="of:=MAX(0;([.M130]-[.N13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922in" svg:y="28.878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1]*[.I131]" office:value-type="currency" office:currency="USD" office:value="0.3746875" calcext:value-type="currency">
            <text:p>$0.37</text:p>
          </table:table-cell>
          <table:table-cell table:style-name="ce48" table:formula="of:=[.K131]*[.L$1]" office:value-type="currency" office:currency="USD" office:value="37.46875" calcext:value-type="currency">
            <text:p>$37.47</text:p>
          </table:table-cell>
          <table:table-cell table:style-name="ce14" table:formula="of:=[.I131]*[.$L$1]" office:value-type="float" office:value="12.5" calcext:value-type="float">
            <text:p>12.5</text:p>
          </table:table-cell>
          <table:table-cell table:style-name="ce14" office:value-type="float" office:value="15" calcext:value-type="float">
            <text:p>15</text:p>
          </table:table-cell>
          <table:table-cell table:style-name="ce49" table:formula="of:=[.N131]*[.J131]" office:value-type="currency" office:currency="USD" office:value="44.9625" calcext:value-type="currency">
            <text:p>$44.963</text:p>
          </table:table-cell>
          <table:table-cell table:formula="of:=MAX(0;([.M131]-[.N13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HV supply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 – 100’ length</text:p>
          </table:table-cell>
          <table:table-cell table:style-name="ce14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922in" svg:y="29.042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6972in" svg:y="29.056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2]*[.I132]" office:value-type="currency" office:currency="USD" office:value="0.3596" calcext:value-type="currency">
            <text:p>$0.36</text:p>
          </table:table-cell>
          <table:table-cell table:style-name="ce48" table:formula="of:=[.K132]*[.L$1]" office:value-type="currency" office:currency="USD" office:value="35.96" calcext:value-type="currency">
            <text:p>$35.96</text:p>
          </table:table-cell>
          <table:table-cell table:style-name="ce14" table:formula="of:=[.I132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2]*[.J132]" office:value-type="currency" office:currency="USD" office:value="17.98" calcext:value-type="currency">
            <text:p>$17.980</text:p>
          </table:table-cell>
          <table:table-cell table:formula="of:=MAX(0;([.M132]-[.N132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¼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office:annotation draw:style-name="gr2" draw:text-style-name="P2" svg:width="1.1413in" svg:height="0.7083in" svg:x="9.922in" svg:y="29.2205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42" office:value-type="currency" office:currency="USD" office:value="0.5" calcext:value-type="currency">
            <office:annotation draw:style-name="gr2" draw:text-style-name="P2" svg:width="1.1413in" svg:height="0.7083in" svg:x="10.6972in" svg:y="29.234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500</text:p>
          </table:table-cell>
          <table:table-cell table:style-name="ce48" table:formula="of:=[.J133]*[.I133]" office:value-type="currency" office:currency="USD" office:value="1" calcext:value-type="currency">
            <text:p>$1.00</text:p>
          </table:table-cell>
          <table:table-cell table:style-name="ce48" table:formula="of:=[.K133]*[.L$1]" office:value-type="currency" office:currency="USD" office:value="100" calcext:value-type="currency">
            <text:p>$100.00</text:p>
          </table:table-cell>
          <table:table-cell table:style-name="ce14" table:formula="of:=[.I133]*[.$L$1]" office:value-type="float" office:value="200" calcext:value-type="float">
            <text:p>200</text:p>
          </table:table-cell>
          <table:table-cell table:style-name="ce14"/>
          <table:table-cell table:style-name="ce49" table:formula="of:=[.N133]*[.J133]" office:value-type="currency" office:currency="USD" office:value="0" calcext:value-type="currency">
            <text:p>$0.000</text:p>
          </table:table-cell>
          <table:table-cell table:formula="of:=MAX(0;([.M133]-[.N133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1:.K133])+[.K68]" office:value-type="currency" office:currency="USD" office:value="375.2976575" calcext:value-type="currency">
            <text:p>$375.30</text:p>
          </table:table-cell>
          <table:table-cell table:style-name="ce64" table:formula="of:=SUM([.L71:.L133])+[.L68]" office:value-type="currency" office:currency="USD" office:value="37529.76575" calcext:value-type="currency">
            <text:p>$37,529.77</text:p>
          </table:table-cell>
          <table:table-cell table:style-name="ce3" table:number-columns-repeated="2"/>
          <table:table-cell table:style-name="ce64" table:formula="of:=SUM([.O71:.O133])+[.O68]" office:value-type="currency" office:currency="USD" office:value="37141.05695" calcext:value-type="currency">
            <text:p>$37,141.06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15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5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5]" office:value-type="currency" office:currency="USD" office:value="375.2976575" calcext:value-type="currency">
            <text:p>$375.30</text:p>
          </table:table-cell>
          <table:table-cell table:style-name="ce64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39]*(0.0925+0.111)" office:value-type="currency" office:currency="USD" office:value="76.37307330125" calcext:value-type="currency">
            <text:p>$76.37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5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6]" office:value-type="currency" office:currency="USD" office:value="49.2121375" calcext:value-type="currency">
            <text:p>$49.21</text:p>
          </table:table-cell>
          <table:table-cell table:style-name="ce3" table:number-columns-repeated="4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39:.K142])" office:value-type="currency" office:currency="USD" office:value="500.88286830125" calcext:value-type="currency">
            <text:p>$500.88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100" calcext:value-type="currency">
            <text:p>$1,100.00</text:p>
          </table:table-cell>
          <table:table-cell table:style-name="ce64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5]-[.K143]" office:value-type="currency" office:currency="USD" office:value="599.11713169875" calcext:value-type="currency">
            <text:p>$599.12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"/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"/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"/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"/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"/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 table:number-rows-repeated="7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6:.F203])" office:value-type="currency" office:currency="USD" office:value="4921.21375" calcext:value-type="currency">
            <text:p>$4,921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4]/[.L1]" office:value-type="currency" office:currency="USD" office:value="49.2121375" calcext:value-type="currency">
            <text:p>$4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 table:number-rows-repeated="10483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BOM.C2:BOM.G76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0:38:37.38674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28T20:54:29.528393276</dc:date>
    <meta:generator>LibreOffice/7.0.1.2$MacOSX_X86_64 LibreOffice_project/7cbcfc562f6eb6708b5ff7d7397325de9e764452</meta:generator>
    <meta:editing-duration>P3DT14M3S</meta:editing-duration>
    <meta:editing-cycles>183</meta:editing-cycles>
    <meta:document-statistic meta:table-count="1" meta:cell-count="1694" meta:object-count="0"/>
  </office:meta>
</office:document-meta>
</file>